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MP" table:style-name="ta1">
        <table:shapes>
          <draw:frame draw:z-index="0" draw:style-name="gr1" draw:text-style-name="P1" svg:width="198.94mm" svg:height="112mm" svg:x="179.75mm" svg:y="3.45mm">
            <loext:p draw:notify-on-update-of-ranges="OMP.A2:OMP.A17 OMP.B1:OMP.B1 OMP.B2:OMP.B17 OMP.C1:OMP.C1 OMP.C2:OMP.C17 OMP.D1:OMP.D1 OMP.D2:OMP.D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99.54mm" svg:height="107.84mm" svg:x="180.58mm" svg:y="137.87mm">
            <loext:p draw:notify-on-update-of-ranges="OMP.A2:OMP.A17 OMP.B1:OMP.B1 OMP.B23:OMP.B38 OMP.C1:OMP.C1 OMP.C23:OMP.C38 OMP.D1:OMP.D1 OMP.D23:OMP.D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CORES 16</text:p>
          </table:table-cell>
          <table:table-cell office:value-type="string" calcext:value-type="string">
            <text:p>CORES 24</text:p>
          </table:table-cell>
          <table:table-cell office:value-type="string" calcext:value-type="string">
            <text:p>CORES 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.6849" calcext:value-type="float">
            <text:p>180,6849</text:p>
          </table:table-cell>
          <table:table-cell office:value-type="float" office:value="75.4534" calcext:value-type="float">
            <text:p>75,4534</text:p>
          </table:table-cell>
          <table:table-cell office:value-type="float" office:value="160.7254" calcext:value-type="float">
            <text:p>160,72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.8428" calcext:value-type="float">
            <text:p>80,8428</text:p>
          </table:table-cell>
          <table:table-cell office:value-type="float" office:value="45.7427" calcext:value-type="float">
            <text:p>45,7427</text:p>
          </table:table-cell>
          <table:table-cell office:value-type="float" office:value="31.7997" calcext:value-type="float">
            <text:p>31,79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7863" calcext:value-type="float">
            <text:p>60,7863</text:p>
          </table:table-cell>
          <table:table-cell office:value-type="float" office:value="34.2325" calcext:value-type="float">
            <text:p>34,2325</text:p>
          </table:table-cell>
          <table:table-cell office:value-type="float" office:value="23.8543" calcext:value-type="float">
            <text:p>23,85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5448" calcext:value-type="float">
            <text:p>48,5448</text:p>
          </table:table-cell>
          <table:table-cell office:value-type="float" office:value="41.6528" calcext:value-type="float">
            <text:p>41,6528</text:p>
          </table:table-cell>
          <table:table-cell office:value-type="float" office:value="19.6861" calcext:value-type="float">
            <text:p>19,68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7726" calcext:value-type="float">
            <text:p>43,7726</text:p>
          </table:table-cell>
          <table:table-cell office:value-type="float" office:value="25.2963" calcext:value-type="float">
            <text:p>25,2963</text:p>
          </table:table-cell>
          <table:table-cell office:value-type="float" office:value="27.1263" calcext:value-type="float">
            <text:p>27,12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1463" calcext:value-type="float">
            <text:p>49,1463</text:p>
          </table:table-cell>
          <table:table-cell office:value-type="float" office:value="34.9528" calcext:value-type="float">
            <text:p>34,9528</text:p>
          </table:table-cell>
          <table:table-cell office:value-type="float" office:value="37.1672" calcext:value-type="float">
            <text:p>37,16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8462" calcext:value-type="float">
            <text:p>48,8462</text:p>
          </table:table-cell>
          <table:table-cell office:value-type="float" office:value="20.8348" calcext:value-type="float">
            <text:p>20,8348</text:p>
          </table:table-cell>
          <table:table-cell office:value-type="float" office:value="20.5666" calcext:value-type="float">
            <text:p>20,56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.4274" calcext:value-type="float">
            <text:p>45,4274</text:p>
          </table:table-cell>
          <table:table-cell office:value-type="float" office:value="19.5527" calcext:value-type="float">
            <text:p>19,5527</text:p>
          </table:table-cell>
          <table:table-cell office:value-type="float" office:value="19.0723" calcext:value-type="float">
            <text:p>19,072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3328" calcext:value-type="float">
            <text:p>45,3328</text:p>
          </table:table-cell>
          <table:table-cell office:value-type="float" office:value="30.5132" calcext:value-type="float">
            <text:p>30,5132</text:p>
          </table:table-cell>
          <table:table-cell office:value-type="float" office:value="37.6312" calcext:value-type="float">
            <text:p>37,63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4738" calcext:value-type="float">
            <text:p>28,4738</text:p>
          </table:table-cell>
          <table:table-cell office:value-type="float" office:value="24.1067" calcext:value-type="float">
            <text:p>24,1067</text:p>
          </table:table-cell>
          <table:table-cell office:value-type="float" office:value="20.7522" calcext:value-type="float">
            <text:p>20,75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.1205" calcext:value-type="float">
            <text:p>45,1205</text:p>
          </table:table-cell>
          <table:table-cell office:value-type="float" office:value="28.0621" calcext:value-type="float">
            <text:p>28,0621</text:p>
          </table:table-cell>
          <table:table-cell office:value-type="float" office:value="35.1626" calcext:value-type="float">
            <text:p>35,162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.7543" calcext:value-type="float">
            <text:p>44,7543</text:p>
          </table:table-cell>
          <table:table-cell office:value-type="float" office:value="19.0273" calcext:value-type="float">
            <text:p>19,0273</text:p>
          </table:table-cell>
          <table:table-cell office:value-type="float" office:value="19.6527" calcext:value-type="float">
            <text:p>19,65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4639" calcext:value-type="float">
            <text:p>34,4639</text:p>
          </table:table-cell>
          <table:table-cell office:value-type="float" office:value="19.5729" calcext:value-type="float">
            <text:p>19,5729</text:p>
          </table:table-cell>
          <table:table-cell office:value-type="float" office:value="19.7754" calcext:value-type="float">
            <text:p>19,775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.4945" calcext:value-type="float">
            <text:p>42,4945</text:p>
          </table:table-cell>
          <table:table-cell office:value-type="float" office:value="25.1646" calcext:value-type="float">
            <text:p>25,1646</text:p>
          </table:table-cell>
          <table:table-cell office:value-type="float" office:value="35.5354" calcext:value-type="float">
            <text:p>35,535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7779" calcext:value-type="float">
            <text:p>34,7779</text:p>
          </table:table-cell>
          <table:table-cell office:value-type="float" office:value="22.6873" calcext:value-type="float">
            <text:p>22,6873</text:p>
          </table:table-cell>
          <table:table-cell office:value-type="float" office:value="19.5932" calcext:value-type="float">
            <text:p>19,593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.7534" calcext:value-type="float">
            <text:p>47,7534</text:p>
          </table:table-cell>
          <table:table-cell office:value-type="float" office:value="24.7002" calcext:value-type="float">
            <text:p>24,7002</text:p>
          </table:table-cell>
          <table:table-cell office:value-type="float" office:value="31.1568" calcext:value-type="float">
            <text:p>31,1568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MP CORES 16</text:p>
          </table:table-cell>
          <table:table-cell office:value-type="string" calcext:value-type="string">
            <text:p>OMP CORES 24</text:p>
          </table:table-cell>
          <table:table-cell office:value-type="string" calcext:value-type="string">
            <text:p>OMP CORES 8</text:p>
          </table:table-cell>
          <table:table-cell/>
          <table:table-cell office:value-type="string" calcext:value-type="string">
            <text:p>S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23]/[.B2]" office:value-type="float" office:value="0.771271423345282" calcext:value-type="float">
            <text:p>0,771271423345282</text:p>
          </table:table-cell>
          <table:table-cell table:formula="of:=[.F23]/[.C2]" office:value-type="float" office:value="1.84692936302407" calcext:value-type="float">
            <text:p>1,84692936302407</text:p>
          </table:table-cell>
          <table:table-cell table:formula="of:=[.F23]/[.D2]" office:value-type="float" office:value="0.867050883058931" calcext:value-type="float">
            <text:p>0,867050883058931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24]/[.B3]" office:value-type="float" office:value="1.72380348033467" calcext:value-type="float">
            <text:p>1,72380348033467</text:p>
          </table:table-cell>
          <table:table-cell table:formula="of:=[.F24]/[.C3]" office:value-type="float" office:value="3.04654294565034" calcext:value-type="float">
            <text:p>3,04654294565034</text:p>
          </table:table-cell>
          <table:table-cell table:formula="of:=[.F24]/[.D3]" office:value-type="float" office:value="4.38234008496936" calcext:value-type="float">
            <text:p>4,38234008496936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25]/[.B4]" office:value-type="float" office:value="2.29257414910926" calcext:value-type="float">
            <text:p>2,29257414910926</text:p>
          </table:table-cell>
          <table:table-cell table:formula="of:=[.F25]/[.C4]" office:value-type="float" office:value="4.0709004600891" calcext:value-type="float">
            <text:p>4,0709004600891</text:p>
          </table:table-cell>
          <table:table-cell table:formula="of:=[.F25]/[.D4]" office:value-type="float" office:value="5.84201171277296" calcext:value-type="float">
            <text:p>5,84201171277296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26]/[.B5]" office:value-type="float" office:value="2.87069057859956" calcext:value-type="float">
            <text:p>2,87069057859956</text:p>
          </table:table-cell>
          <table:table-cell table:formula="of:=[.F26]/[.C5]" office:value-type="float" office:value="3.34568384358314" calcext:value-type="float">
            <text:p>3,34568384358314</text:p>
          </table:table-cell>
          <table:table-cell table:formula="of:=[.F26]/[.D5]" office:value-type="float" office:value="7.07895926567477" calcext:value-type="float">
            <text:p>7,07895926567477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27]/[.B6]" office:value-type="float" office:value="3.18366055477628" calcext:value-type="float">
            <text:p>3,18366055477628</text:p>
          </table:table-cell>
          <table:table-cell table:formula="of:=[.F27]/[.C6]" office:value-type="float" office:value="5.50899143352981" calcext:value-type="float">
            <text:p>5,50899143352981</text:p>
          </table:table-cell>
          <table:table-cell table:formula="of:=[.F27]/[.D6]" office:value-type="float" office:value="5.13734272643154" calcext:value-type="float">
            <text:p>5,13734272643154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28]/[.B7]" office:value-type="float" office:value="2.83555628806238" calcext:value-type="float">
            <text:p>2,83555628806238</text:p>
          </table:table-cell>
          <table:table-cell table:formula="of:=[.F28]/[.C7]" office:value-type="float" office:value="3.98700819390721" calcext:value-type="float">
            <text:p>3,98700819390721</text:p>
          </table:table-cell>
          <table:table-cell table:formula="of:=[.F28]/[.D7]" office:value-type="float" office:value="3.74946458167416" calcext:value-type="float">
            <text:p>3,74946458167416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F29]/[.B8]" office:value-type="float" office:value="2.85297730427341" calcext:value-type="float">
            <text:p>2,85297730427341</text:p>
          </table:table-cell>
          <table:table-cell table:formula="of:=[.F29]/[.C8]" office:value-type="float" office:value="6.6886699176378" calcext:value-type="float">
            <text:p>6,6886699176378</text:p>
          </table:table-cell>
          <table:table-cell table:formula="of:=[.F29]/[.D8]" office:value-type="float" office:value="6.77589392510186" calcext:value-type="float">
            <text:p>6,77589392510186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30]/[.B9]" office:value-type="float" office:value="3.06768822340702" calcext:value-type="float">
            <text:p>3,06768822340702</text:p>
          </table:table-cell>
          <table:table-cell table:formula="of:=[.F30]/[.C9]" office:value-type="float" office:value="7.1272560822802" calcext:value-type="float">
            <text:p>7,1272560822802</text:p>
          </table:table-cell>
          <table:table-cell table:formula="of:=[.F30]/[.D9]" office:value-type="float" office:value="7.30677998982818" calcext:value-type="float">
            <text:p>7,30677998982818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F31]/[.B10]" office:value-type="float" office:value="3.07408984223344" calcext:value-type="float">
            <text:p>3,07408984223344</text:p>
          </table:table-cell>
          <table:table-cell table:formula="of:=[.F31]/[.C10]" office:value-type="float" office:value="4.56710866116959" calcext:value-type="float">
            <text:p>4,56710866116959</text:p>
          </table:table-cell>
          <table:table-cell table:formula="of:=[.F31]/[.D10]" office:value-type="float" office:value="3.70323295563256" calcext:value-type="float">
            <text:p>3,70323295563256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F32]/[.B11]" office:value-type="float" office:value="4.89422205676798" calcext:value-type="float">
            <text:p>4,89422205676798</text:p>
          </table:table-cell>
          <table:table-cell table:formula="of:=[.F32]/[.C11]" office:value-type="float" office:value="5.78084515922959" calcext:value-type="float">
            <text:p>5,78084515922959</text:p>
          </table:table-cell>
          <table:table-cell table:formula="of:=[.F32]/[.D11]" office:value-type="float" office:value="6.71529283642216" calcext:value-type="float">
            <text:p>6,71529283642216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F33]/[.B12]" office:value-type="float" office:value="3.0885539832227" calcext:value-type="float">
            <text:p>3,0885539832227</text:p>
          </table:table-cell>
          <table:table-cell table:formula="of:=[.F33]/[.C12]" office:value-type="float" office:value="4.96602535091814" calcext:value-type="float">
            <text:p>4,96602535091814</text:p>
          </table:table-cell>
          <table:table-cell table:formula="of:=[.F33]/[.D12]" office:value-type="float" office:value="3.96321944338587" calcext:value-type="float">
            <text:p>3,96321944338587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F34]/[.B13]" office:value-type="float" office:value="3.11382593404433" calcext:value-type="float">
            <text:p>3,11382593404433</text:p>
          </table:table-cell>
          <table:table-cell table:formula="of:=[.F34]/[.C13]" office:value-type="float" office:value="7.32406069174292" calcext:value-type="float">
            <text:p>7,32406069174292</text:p>
          </table:table-cell>
          <table:table-cell table:formula="of:=[.F34]/[.D13]" office:value-type="float" office:value="7.09099004208073" calcext:value-type="float">
            <text:p>7,09099004208073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F35]/[.B14]" office:value-type="float" office:value="4.04356732697112" calcext:value-type="float">
            <text:p>4,04356732697112</text:p>
          </table:table-cell>
          <table:table-cell table:formula="of:=[.F35]/[.C14]" office:value-type="float" office:value="7.11990047463585" calcext:value-type="float">
            <text:p>7,11990047463585</text:p>
          </table:table-cell>
          <table:table-cell table:formula="of:=[.F35]/[.D14]" office:value-type="float" office:value="7.04699272833925" calcext:value-type="float">
            <text:p>7,04699272833925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F36]/[.B15]" office:value-type="float" office:value="3.27941498311546" calcext:value-type="float">
            <text:p>3,27941498311546</text:p>
          </table:table-cell>
          <table:table-cell table:formula="of:=[.F36]/[.C15]" office:value-type="float" office:value="5.5378229735422" calcext:value-type="float">
            <text:p>5,5378229735422</text:p>
          </table:table-cell>
          <table:table-cell table:formula="of:=[.F36]/[.D15]" office:value-type="float" office:value="3.92164151803554" calcext:value-type="float">
            <text:p>3,92164151803554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F37]/[.B16]" office:value-type="float" office:value="4.00705908062304" calcext:value-type="float">
            <text:p>4,00705908062304</text:p>
          </table:table-cell>
          <table:table-cell table:formula="of:=[.F37]/[.C16]" office:value-type="float" office:value="6.1425158568891" calcext:value-type="float">
            <text:p>6,1425158568891</text:p>
          </table:table-cell>
          <table:table-cell table:formula="of:=[.F37]/[.D16]" office:value-type="float" office:value="7.1125237327236" calcext:value-type="float">
            <text:p>7,1125237327236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F38]/[.B17]" office:value-type="float" office:value="2.91826550570221" calcext:value-type="float">
            <text:p>2,91826550570221</text:p>
          </table:table-cell>
          <table:table-cell table:formula="of:=[.F38]/[.C17]" office:value-type="float" office:value="5.64194217050874" calcext:value-type="float">
            <text:p>5,64194217050874</text:p>
          </table:table-cell>
          <table:table-cell table:formula="of:=[.F38]/[.D17]" office:value-type="float" office:value="4.47276677964361" calcext:value-type="float">
            <text:p>4,47276677964361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/>
          <table:table-cell table:number-columns-repeated="5"/>
        </table:table-row>
        <table:table-row table:style-name="ro2">
          <table:table-cell table:number-columns-repeated="6"/>
        </table:table-row>
      </table:table>
      <table:table table:name="no use" table:style-name="ta1">
        <table:shapes>
          <draw:frame draw:z-index="0" draw:style-name="gr1" draw:text-style-name="P1" svg:width="242.29mm" svg:height="149.54mm" svg:x="72.41mm" svg:y="2.12mm">
            <loext:p draw:notify-on-update-of-ranges="OMP.A2:OMP.A17 OMP.B1:OMP.B1 OMP.B2:OMP.B17 OMP.C1:OMP.C1 OMP.C2:OMP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Time OMP</text:p>
          </table:table-cell>
          <table:table-cell office:value-type="string" calcext:value-type="string">
            <text:p>Time S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33" calcext:value-type="float">
            <text:p>3,733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34" calcext:value-type="float">
            <text:p>2,034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9" calcext:value-type="float">
            <text:p>1,259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8" calcext:value-type="float">
            <text:p>0,978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76" calcext:value-type="float">
            <text:p>0,876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29" calcext:value-type="float">
            <text:p>0,729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9" calcext:value-type="float">
            <text:p>0,699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4" calcext:value-type="float">
            <text:p>0,724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12" calcext:value-type="float">
            <text:p>0,712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98" calcext:value-type="float">
            <text:p>0,698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63" calcext:value-type="float">
            <text:p>0,663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9" calcext:value-type="float">
            <text:p>0,659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2" calcext:value-type="float">
            <text:p>0,652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6" calcext:value-type="float">
            <text:p>0,616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9" calcext:value-type="float">
            <text:p>0,609</text:p>
          </table:table-cell>
          <table:table-cell office:value-type="float" office:value="3.117" calcext:value-type="float">
            <text:p>3,117</text:p>
          </table:table-cell>
        </table:table-row>
      </table:table>
      <table:table table:name="OMPI" table:style-name="ta1">
        <table:shapes>
          <draw:frame draw:z-index="0" draw:style-name="gr1" draw:text-style-name="P1" svg:width="229.91mm" svg:height="134.94mm" svg:x="-375.56mm" svg:y="53.39mm">
            <loext:p draw:notify-on-update-of-ranges="OMPI.C2:OMPI.C37 OMPI.F1:OMPI.F1 OMPI.F2:OMPI.F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97.04mm" svg:y="20.38mm">
            <loext:p draw:notify-on-update-of-ranges="OMPI.H11:OMPI.H11 OMPI.C2:OMPI.C7 OMPI.A40:OMPI.A40 OMPI.F2:OMPI.F7 OMPI.A41:OMPI.A41 OMPI.F8:OMPI.F13 OMPI.A42:OMPI.A42 OMPI.F14:OMPI.F19 OMPI.A43:OMPI.A43 OMPI.F20:OMPI.F25 OMPI.A44:OMPI.A44 OMPI.F26:OMPI.F29 OMPI.A45:OMPI.A45 OMPI.F32:OMPI.F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7mm" svg:height="90.04mm" svg:x="198.52mm" svg:y="120.33mm">
            <loext:p draw:notify-on-update-of-ranges="OMPI.C2:OMPI.C7 OMPI.A40:OMPI.A40 OMPI.D2:OMPI.D7 OMPI.A41:OMPI.A41 OMPI.D8:OMPI.D13 OMPI.A42:OMPI.A42 OMPI.D14:OMPI.D19 OMPI.A43:OMPI.A43 OMPI.D20:OMPI.D25 OMPI.A44:OMPI.A44 OMPI.D26:OMPI.D29 OMPI.A45:OMPI.A45 OMPI.D32:OMPI.D3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4" table:default-cell-style-name="ce4"/>
        <table:table-column table:style-name="co4" table:default-cell-style-name="ce5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pn</text:p>
          </table:table-cell>
          <table:table-cell table:style-name="Default" office:value-type="string" calcext:value-type="string">
            <text:p>Total-ppn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SpeedUp</text:p>
          </table:table-cell>
          <table:table-cell table:number-columns-repeated="11"/>
          <table:table-cell office:value-type="string" calcext:value-type="string">
            <text:p>Seri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]*[.B2]" office:value-type="float" office:value="1" calcext:value-type="float">
            <text:p>1</text:p>
          </table:table-cell>
          <table:table-cell office:value-type="float" office:value="456.9676" calcext:value-type="float">
            <text:p>456,9676</text:p>
          </table:table-cell>
          <table:table-cell table:formula="of:=COM.MICROSOFT.CONCAT([.A2];&quot;X&quot;;[.B2])" office:value-type="string" office:string-value="1X1" calcext:value-type="string">
            <text:p>1X1</text:p>
          </table:table-cell>
          <table:table-cell table:formula="of:=[.R2]/[.D2]" office:value-type="float" office:value="0.304960570508719" calcext:value-type="float">
            <text:p>0,304960570508719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*[.B3]" office:value-type="float" office:value="2" calcext:value-type="float">
            <text:p>2</text:p>
          </table:table-cell>
          <table:table-cell office:value-type="float" office:value="443.57" calcext:value-type="float">
            <text:p>443,57</text:p>
          </table:table-cell>
          <table:table-cell table:formula="of:=COM.MICROSOFT.CONCAT([.A3];&quot;X&quot;;[.B3])" office:value-type="string" office:string-value="1X2" calcext:value-type="string">
            <text:p>1X2</text:p>
          </table:table-cell>
          <table:table-cell table:formula="of:=[.R3]/[.D3]" office:value-type="float" office:value="0.314171607638028" calcext:value-type="float">
            <text:p>0,314171607638028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]*[.B4]" office:value-type="float" office:value="4" calcext:value-type="float">
            <text:p>4</text:p>
          </table:table-cell>
          <table:table-cell office:value-type="float" office:value="436.5189" calcext:value-type="float">
            <text:p>436,5189</text:p>
          </table:table-cell>
          <table:table-cell table:formula="of:=COM.MICROSOFT.CONCAT([.A4];&quot;X&quot;;[.B4])" office:value-type="string" office:string-value="1X4" calcext:value-type="string">
            <text:p>1X4</text:p>
          </table:table-cell>
          <table:table-cell table:formula="of:=[.R4]/[.D4]" office:value-type="float" office:value="0.319246428963328" calcext:value-type="float">
            <text:p>0,319246428963328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A5]*[.B5]" office:value-type="float" office:value="8" calcext:value-type="float">
            <text:p>8</text:p>
          </table:table-cell>
          <table:table-cell office:value-type="float" office:value="110.5402" calcext:value-type="float">
            <text:p>110,5402</text:p>
          </table:table-cell>
          <table:table-cell table:formula="of:=COM.MICROSOFT.CONCAT([.A5];&quot;X&quot;;[.B5])" office:value-type="string" office:string-value="1X8" calcext:value-type="string">
            <text:p>1X8</text:p>
          </table:table-cell>
          <table:table-cell table:formula="of:=[.R5]/[.D5]" office:value-type="float" office:value="1.26069158550464" calcext:value-type="float">
            <text:p>1,26069158550464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A6]*[.B6]" office:value-type="float" office:value="16" calcext:value-type="float">
            <text:p>16</text:p>
          </table:table-cell>
          <table:table-cell office:value-type="float" office:value="51.5834" calcext:value-type="float">
            <text:p>51,5834</text:p>
          </table:table-cell>
          <table:table-cell table:formula="of:=COM.MICROSOFT.CONCAT([.A6];&quot;X&quot;;[.B6])" office:value-type="string" office:string-value="1X16" calcext:value-type="string">
            <text:p>1X16</text:p>
          </table:table-cell>
          <table:table-cell table:formula="of:=[.R6]/[.D6]" office:value-type="float" office:value="2.70158810780212" calcext:value-type="float">
            <text:p>2,70158810780212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7]*[.B7]" office:value-type="float" office:value="24" calcext:value-type="float">
            <text:p>24</text:p>
          </table:table-cell>
          <table:table-cell office:value-type="float" office:value="52.5431" calcext:value-type="float">
            <text:p>52,5431</text:p>
          </table:table-cell>
          <table:table-cell table:formula="of:=COM.MICROSOFT.CONCAT([.A7];&quot;X&quot;;[.B7])" office:value-type="string" office:string-value="1X24" calcext:value-type="string">
            <text:p>1X24</text:p>
          </table:table-cell>
          <table:table-cell table:formula="of:=[.R7]/[.D7]" office:value-type="float" office:value="2.65224358669359" calcext:value-type="float">
            <text:p>2,65224358669359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8]*[.B8]" office:value-type="float" office:value="2" calcext:value-type="float">
            <text:p>2</text:p>
          </table:table-cell>
          <table:table-cell office:value-type="float" office:value="282.2831" calcext:value-type="float">
            <text:p>282,2831</text:p>
          </table:table-cell>
          <table:table-cell table:formula="of:=COM.MICROSOFT.CONCAT([.A8];&quot;X&quot;;[.B8])" office:value-type="string" office:string-value="2X1" calcext:value-type="string">
            <text:p>2X1</text:p>
          </table:table-cell>
          <table:table-cell table:formula="of:=[.R8]/[.D8]" office:value-type="float" office:value="0.493678509269595" calcext:value-type="float">
            <text:p>0,493678509269595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]*[.B9]" office:value-type="float" office:value="4" calcext:value-type="float">
            <text:p>4</text:p>
          </table:table-cell>
          <table:table-cell office:value-type="float" office:value="282.8966" calcext:value-type="float">
            <text:p>282,8966</text:p>
          </table:table-cell>
          <table:table-cell table:formula="of:=COM.MICROSOFT.CONCAT([.A9];&quot;X&quot;;[.B9])" office:value-type="string" office:string-value="2X2" calcext:value-type="string">
            <text:p>2X2</text:p>
          </table:table-cell>
          <table:table-cell table:formula="of:=[.R9]/[.D9]" office:value-type="float" office:value="0.492607899847506" calcext:value-type="float">
            <text:p>0,492607899847506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10]*[.B10]" office:value-type="float" office:value="8" calcext:value-type="float">
            <text:p>8</text:p>
          </table:table-cell>
          <table:table-cell office:value-type="float" office:value="137.8361" calcext:value-type="float">
            <text:p>137,8361</text:p>
          </table:table-cell>
          <table:table-cell table:formula="of:=COM.MICROSOFT.CONCAT([.A10];&quot;X&quot;;[.B10])" office:value-type="string" office:string-value="2X4" calcext:value-type="string">
            <text:p>2X4</text:p>
          </table:table-cell>
          <table:table-cell table:formula="of:=[.R10]/[.D10]" office:value-type="float" office:value="1.01103484500795" calcext:value-type="float">
            <text:p>1,01103484500795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A11]*[.B11]" office:value-type="float" office:value="16" calcext:value-type="float">
            <text:p>16</text:p>
          </table:table-cell>
          <table:table-cell office:value-type="float" office:value="43.6574" calcext:value-type="float">
            <text:p>43,6574</text:p>
          </table:table-cell>
          <table:table-cell table:formula="of:=COM.MICROSOFT.CONCAT([.A11];&quot;X&quot;;[.B11])" office:value-type="string" office:string-value="2X8" calcext:value-type="string">
            <text:p>2X8</text:p>
          </table:table-cell>
          <table:table-cell table:formula="of:=[.R11]/[.D11]" office:value-type="float" office:value="3.19206136874848" calcext:value-type="float">
            <text:p>3,19206136874848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12]*[.B12]" office:value-type="float" office:value="32" calcext:value-type="float">
            <text:p>32</text:p>
          </table:table-cell>
          <table:table-cell office:value-type="float" office:value="42.621" calcext:value-type="float">
            <text:p>42,621</text:p>
          </table:table-cell>
          <table:table-cell table:formula="of:=COM.MICROSOFT.CONCAT([.A12];&quot;X&quot;;[.B12])" office:value-type="string" office:string-value="2X16" calcext:value-type="string">
            <text:p>2X16</text:p>
          </table:table-cell>
          <table:table-cell table:formula="of:=[.R12]/[.D12]" office:value-type="float" office:value="3.26968161235072" calcext:value-type="float">
            <text:p>3,26968161235072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A13]*[.B13]" office:value-type="float" office:value="48" calcext:value-type="float">
            <text:p>48</text:p>
          </table:table-cell>
          <table:table-cell office:value-type="float" office:value="27.7362" calcext:value-type="float">
            <text:p>27,7362</text:p>
          </table:table-cell>
          <table:table-cell table:formula="of:=COM.MICROSOFT.CONCAT([.A13];&quot;X&quot;;[.B13])" office:value-type="string" office:string-value="2X24" calcext:value-type="string">
            <text:p>2X24</text:p>
          </table:table-cell>
          <table:table-cell table:formula="of:=[.R13]/[.D13]" office:value-type="float" office:value="5.02437608612571" calcext:value-type="float">
            <text:p>5,02437608612571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4]*[.B14]" office:value-type="float" office:value="3" calcext:value-type="float">
            <text:p>3</text:p>
          </table:table-cell>
          <table:table-cell office:value-type="float" office:value="59.7076" calcext:value-type="float">
            <text:p>59,7076</text:p>
          </table:table-cell>
          <table:table-cell table:formula="of:=COM.MICROSOFT.CONCAT([.A14];&quot;X&quot;;[.B14])" office:value-type="string" office:string-value="3X1" calcext:value-type="string">
            <text:p>3X1</text:p>
          </table:table-cell>
          <table:table-cell table:formula="of:=[.R14]/[.D14]" office:value-type="float" office:value="2.33399265755113" calcext:value-type="float">
            <text:p>2,33399265755113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5]*[.B15]" office:value-type="float" office:value="6" calcext:value-type="float">
            <text:p>6</text:p>
          </table:table-cell>
          <table:table-cell office:value-type="float" office:value="53.3562" calcext:value-type="float">
            <text:p>53,3562</text:p>
          </table:table-cell>
          <table:table-cell table:formula="of:=COM.MICROSOFT.CONCAT([.A15];&quot;X&quot;;[.B15])" office:value-type="string" office:string-value="3X2" calcext:value-type="string">
            <text:p>3X2</text:p>
          </table:table-cell>
          <table:table-cell table:formula="of:=[.R15]/[.D15]" office:value-type="float" office:value="2.61182580468624" calcext:value-type="float">
            <text:p>2,61182580468624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16]*[.B16]" office:value-type="float" office:value="12" calcext:value-type="float">
            <text:p>12</text:p>
          </table:table-cell>
          <table:table-cell office:value-type="float" office:value="49.0253" calcext:value-type="float">
            <text:p>49,0253</text:p>
          </table:table-cell>
          <table:table-cell table:formula="of:=COM.MICROSOFT.CONCAT([.A16];&quot;X&quot;;[.B16])" office:value-type="string" office:string-value="3X4" calcext:value-type="string">
            <text:p>3X4</text:p>
          </table:table-cell>
          <table:table-cell table:formula="of:=[.R16]/[.D16]" office:value-type="float" office:value="2.84255476254097" calcext:value-type="float">
            <text:p>2,84255476254097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A17]*[.B17]" office:value-type="float" office:value="24" calcext:value-type="float">
            <text:p>24</text:p>
          </table:table-cell>
          <table:table-cell office:value-type="float" office:value="26.8872" calcext:value-type="float">
            <text:p>26,8872</text:p>
          </table:table-cell>
          <table:table-cell table:formula="of:=COM.MICROSOFT.CONCAT([.A17];&quot;X&quot;;[.B17])" office:value-type="string" office:string-value="3X8" calcext:value-type="string">
            <text:p>3X8</text:p>
          </table:table-cell>
          <table:table-cell table:formula="of:=[.R17]/[.D17]" office:value-type="float" office:value="5.18302761165164" calcext:value-type="float">
            <text:p>5,18302761165164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18]*[.B18]" office:value-type="float" office:value="48" calcext:value-type="float">
            <text:p>48</text:p>
          </table:table-cell>
          <table:table-cell office:value-type="float" office:value="24.5315" calcext:value-type="float">
            <text:p>24,5315</text:p>
          </table:table-cell>
          <table:table-cell table:formula="of:=COM.MICROSOFT.CONCAT([.A18];&quot;X&quot;;[.B18])" office:value-type="string" office:string-value="3X16" calcext:value-type="string">
            <text:p>3X16</text:p>
          </table:table-cell>
          <table:table-cell table:formula="of:=[.R18]/[.D18]" office:value-type="float" office:value="5.68074108798891" calcext:value-type="float">
            <text:p>5,68074108798891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A19]*[.B19]" office:value-type="float" office:value="72" calcext:value-type="float">
            <text:p>72</text:p>
          </table:table-cell>
          <table:table-cell office:value-type="float" office:value="22.8258" calcext:value-type="float">
            <text:p>22,8258</text:p>
          </table:table-cell>
          <table:table-cell table:formula="of:=COM.MICROSOFT.CONCAT([.A19];&quot;X&quot;;[.B19])" office:value-type="string" office:string-value="3X24" calcext:value-type="string">
            <text:p>3X24</text:p>
          </table:table-cell>
          <table:table-cell table:formula="of:=[.R19]/[.D19]" office:value-type="float" office:value="6.10524494212689" calcext:value-type="float">
            <text:p>6,10524494212689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0]*[.B20]" office:value-type="float" office:value="4" calcext:value-type="float">
            <text:p>4</text:p>
          </table:table-cell>
          <table:table-cell office:value-type="float" office:value="77.675" calcext:value-type="float">
            <text:p>77,675</text:p>
          </table:table-cell>
          <table:table-cell table:formula="of:=COM.MICROSOFT.CONCAT([.A20];&quot;X&quot;;[.B20])" office:value-type="string" office:string-value="4X1" calcext:value-type="string">
            <text:p>4X1</text:p>
          </table:table-cell>
          <table:table-cell table:formula="of:=[.R20]/[.D20]" office:value-type="float" office:value="1.79410492436434" calcext:value-type="float">
            <text:p>1,79410492436434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1]*[.B21]" office:value-type="float" office:value="8" calcext:value-type="float">
            <text:p>8</text:p>
          </table:table-cell>
          <table:table-cell office:value-type="float" office:value="40.8654" calcext:value-type="float">
            <text:p>40,8654</text:p>
          </table:table-cell>
          <table:table-cell table:formula="of:=COM.MICROSOFT.CONCAT([.A21];&quot;X&quot;;[.B21])" office:value-type="string" office:string-value="4X2" calcext:value-type="string">
            <text:p>4X2</text:p>
          </table:table-cell>
          <table:table-cell table:formula="of:=[.R21]/[.D21]" office:value-type="float" office:value="3.41014892794393" calcext:value-type="float">
            <text:p>3,41014892794393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]*[.B22]" office:value-type="float" office:value="16" calcext:value-type="float">
            <text:p>16</text:p>
          </table:table-cell>
          <table:table-cell office:value-type="float" office:value="42.7484" calcext:value-type="float">
            <text:p>42,7484</text:p>
          </table:table-cell>
          <table:table-cell table:formula="of:=COM.MICROSOFT.CONCAT([.A22];&quot;X&quot;;[.B22])" office:value-type="string" office:string-value="4X4" calcext:value-type="string">
            <text:p>4X4</text:p>
          </table:table-cell>
          <table:table-cell table:formula="of:=[.R22]/[.D22]" office:value-type="float" office:value="3.25993721402438" calcext:value-type="float">
            <text:p>3,25993721402438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23]*[.B23]" office:value-type="float" office:value="32" calcext:value-type="float">
            <text:p>32</text:p>
          </table:table-cell>
          <table:table-cell office:value-type="float" office:value="17.3525" calcext:value-type="float">
            <text:p>17,3525</text:p>
          </table:table-cell>
          <table:table-cell table:formula="of:=COM.MICROSOFT.CONCAT([.A23];&quot;X&quot;;[.B23])" office:value-type="string" office:string-value="4X8" calcext:value-type="string">
            <text:p>4X8</text:p>
          </table:table-cell>
          <table:table-cell table:formula="of:=[.R23]/[.D23]" office:value-type="float" office:value="8.03095231234692" calcext:value-type="float">
            <text:p>8,03095231234692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A24]*[.B24]" office:value-type="float" office:value="64" calcext:value-type="float">
            <text:p>64</text:p>
          </table:table-cell>
          <table:table-cell office:value-type="float" office:value="16.3476" calcext:value-type="float">
            <text:p>16,3476</text:p>
          </table:table-cell>
          <table:table-cell table:formula="of:=COM.MICROSOFT.CONCAT([.A24];&quot;X&quot;;[.B24])" office:value-type="string" office:string-value="4X16" calcext:value-type="string">
            <text:p>4X16</text:p>
          </table:table-cell>
          <table:table-cell table:formula="of:=[.R24]/[.D24]" office:value-type="float" office:value="8.52462135114635" calcext:value-type="float">
            <text:p>8,52462135114635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A25]*[.B25]" office:value-type="float" office:value="96" calcext:value-type="float">
            <text:p>96</text:p>
          </table:table-cell>
          <table:table-cell office:value-type="float" office:value="16.0395" calcext:value-type="float">
            <text:p>16,0395</text:p>
          </table:table-cell>
          <table:table-cell table:formula="of:=COM.MICROSOFT.CONCAT([.A25];&quot;X&quot;;[.B25])" office:value-type="string" office:string-value="4X24" calcext:value-type="string">
            <text:p>4X24</text:p>
          </table:table-cell>
          <table:table-cell table:formula="of:=[.R25]/[.D25]" office:value-type="float" office:value="8.68836933819633" calcext:value-type="float">
            <text:p>8,68836933819633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6]*[.B26]" office:value-type="float" office:value="5" calcext:value-type="float">
            <text:p>5</text:p>
          </table:table-cell>
          <table:table-cell office:value-type="float" office:value="62.4383" calcext:value-type="float">
            <text:p>62,4383</text:p>
          </table:table-cell>
          <table:table-cell table:formula="of:=COM.MICROSOFT.CONCAT([.A26];&quot;X&quot;;[.B26])" office:value-type="string" office:string-value="5X1" calcext:value-type="string">
            <text:p>5X1</text:p>
          </table:table-cell>
          <table:table-cell table:formula="of:=[.R26]/[.D26]" office:value-type="float" office:value="2.23191694841147" calcext:value-type="float">
            <text:p>2,23191694841147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27]*[.B27]" office:value-type="float" office:value="10" calcext:value-type="float">
            <text:p>10</text:p>
          </table:table-cell>
          <table:table-cell office:value-type="float" office:value="31.3206" calcext:value-type="float">
            <text:p>31,3206</text:p>
          </table:table-cell>
          <table:table-cell table:formula="of:=COM.MICROSOFT.CONCAT([.A27];&quot;X&quot;;[.B27])" office:value-type="string" office:string-value="5X2" calcext:value-type="string">
            <text:p>5X2</text:p>
          </table:table-cell>
          <table:table-cell table:formula="of:=[.R27]/[.D27]" office:value-type="float" office:value="4.44937517161229" calcext:value-type="float">
            <text:p>4,44937517161229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28]*[.B28]" office:value-type="float" office:value="20" calcext:value-type="float">
            <text:p>20</text:p>
          </table:table-cell>
          <table:table-cell office:value-type="float" office:value="30.7422" calcext:value-type="float">
            <text:p>30,7422</text:p>
          </table:table-cell>
          <table:table-cell table:formula="of:=COM.MICROSOFT.CONCAT([.A28];&quot;X&quot;;[.B28])" office:value-type="string" office:string-value="5X4" calcext:value-type="string">
            <text:p>5X4</text:p>
          </table:table-cell>
          <table:table-cell table:formula="of:=[.R28]/[.D28]" office:value-type="float" office:value="4.53308806786762" calcext:value-type="float">
            <text:p>4,53308806786762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A29]*[.B29]" office:value-type="float" office:value="40" calcext:value-type="float">
            <text:p>40</text:p>
          </table:table-cell>
          <table:table-cell office:value-type="float" office:value="36.606" calcext:value-type="float">
            <text:p>36,606</text:p>
          </table:table-cell>
          <table:table-cell table:formula="of:=COM.MICROSOFT.CONCAT([.A29];&quot;X&quot;;[.B29])" office:value-type="string" office:string-value="5X8" calcext:value-type="string">
            <text:p>5X8</text:p>
          </table:table-cell>
          <table:table-cell table:formula="of:=[.R29]/[.D29]" office:value-type="float" office:value="3.80694694858766" calcext:value-type="float">
            <text:p>3,80694694858766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A30]*[.B30]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formula="of:=COM.MICROSOFT.CONCAT([.A30];&quot;X&quot;;[.B30])" office:value-type="string" office:string-value="5X16" calcext:value-type="string">
            <text:p>5X16</text:p>
          </table:table-cell>
          <table:table-cell table:formula="of:=[.R30]/[.D30]" office:value-type="string" office:string-value="" calcext:value-type="error">
            <text:p>#VALUE!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A31]*[.B31]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formula="of:=COM.MICROSOFT.CONCAT([.A31];&quot;X&quot;;[.B31])" office:value-type="string" office:string-value="5X24" calcext:value-type="string">
            <text:p>5X24</text:p>
          </table:table-cell>
          <table:table-cell table:formula="of:=[.R31]/[.D31]" office:value-type="string" office:string-value="" calcext:value-type="error">
            <text:p>#VALUE!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32]*[.B32]" office:value-type="float" office:value="6" calcext:value-type="float">
            <text:p>6</text:p>
          </table:table-cell>
          <table:table-cell office:value-type="float" office:value="30.0887" calcext:value-type="float">
            <text:p>30,0887</text:p>
          </table:table-cell>
          <table:table-cell table:formula="of:=COM.MICROSOFT.CONCAT([.A32];&quot;X&quot;;[.B32])" office:value-type="string" office:string-value="6X1" calcext:value-type="string">
            <text:p>6X1</text:p>
          </table:table-cell>
          <table:table-cell table:formula="of:=[.R32]/[.D32]" office:value-type="float" office:value="4.6315427386361" calcext:value-type="float">
            <text:p>4,6315427386361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33]*[.B33]" office:value-type="float" office:value="12" calcext:value-type="float">
            <text:p>12</text:p>
          </table:table-cell>
          <table:table-cell office:value-type="float" office:value="24.992" calcext:value-type="float">
            <text:p>24,992</text:p>
          </table:table-cell>
          <table:table-cell table:formula="of:=COM.MICROSOFT.CONCAT([.A33];&quot;X&quot;;[.B33])" office:value-type="string" office:string-value="6X2" calcext:value-type="string">
            <text:p>6X2</text:p>
          </table:table-cell>
          <table:table-cell table:formula="of:=[.R33]/[.D33]" office:value-type="float" office:value="5.5760683418694" calcext:value-type="float">
            <text:p>5,5760683418694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4]*[.B34]" office:value-type="float" office:value="24" calcext:value-type="float">
            <text:p>24</text:p>
          </table:table-cell>
          <table:table-cell office:value-type="float" office:value="24.5342" calcext:value-type="float">
            <text:p>24,5342</text:p>
          </table:table-cell>
          <table:table-cell table:formula="of:=COM.MICROSOFT.CONCAT([.A34];&quot;X&quot;;[.B34])" office:value-type="string" office:string-value="6X4" calcext:value-type="string">
            <text:p>6X4</text:p>
          </table:table-cell>
          <table:table-cell table:formula="of:=[.R34]/[.D34]" office:value-type="float" office:value="5.68011591981805" calcext:value-type="float">
            <text:p>5,68011591981805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35]*[.B35]" office:value-type="float" office:value="48" calcext:value-type="float">
            <text:p>48</text:p>
          </table:table-cell>
          <table:table-cell office:value-type="float" office:value="24.4751" calcext:value-type="float">
            <text:p>24,4751</text:p>
          </table:table-cell>
          <table:table-cell table:formula="of:=COM.MICROSOFT.CONCAT([.A35];&quot;X&quot;;[.B35])" office:value-type="string" office:string-value="6X8" calcext:value-type="string">
            <text:p>6X8</text:p>
          </table:table-cell>
          <table:table-cell table:formula="of:=[.R35]/[.D35]" office:value-type="float" office:value="5.69383169016674" calcext:value-type="float">
            <text:p>5,69383169016674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A36]*[.B36]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formula="of:=COM.MICROSOFT.CONCAT([.A36];&quot;X&quot;;[.B36])" office:value-type="string" office:string-value="6X16" calcext:value-type="string">
            <text:p>6X16</text:p>
          </table:table-cell>
          <table:table-cell table:formula="of:=[.R36]/[.D36]" office:value-type="string" office:string-value="" calcext:value-type="error">
            <text:p>#VALUE!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A37]*[.B37]"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table:formula="of:=COM.MICROSOFT.CONCAT([.A37];&quot;X&quot;;[.B37])" office:value-type="string" office:string-value="6X24" calcext:value-type="string">
            <text:p>6X24</text:p>
          </table:table-cell>
          <table:table-cell table:formula="of:=[.R37]/[.D37]" office:value-type="string" office:string-value="" calcext:value-type="error">
            <text:p>#VALUE!</text:p>
          </table:table-cell>
          <table:table-cell table:number-columns-repeated="11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3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1 nod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2 nod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3 nod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4 nod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5 nod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6 nodes</text:p>
          </table:table-cell>
          <table:table-cell/>
          <table:table-cell table:style-name="Default" table:number-columns-repeated="2"/>
          <table:table-cell table:number-columns-repeated="14"/>
        </table:table-row>
      </table:table>
      <table:table table:name="CUDA" table:style-name="ta1">
        <table:shapes>
          <draw:frame draw:z-index="0" draw:style-name="gr1" draw:text-style-name="P1" svg:width="223.2mm" svg:height="125.63mm" svg:x="250.57mm" svg:y="25.77mm">
            <loext:p draw:notify-on-update-of-ranges="CUDA.A8:CUDA.A8 CUDA.I2:CUDA.I2 CUDA.A9:CUDA.A9 CUDA.E2:CUDA.E2 CUDA.A10:CUDA.A10 CUDA.E3:CUDA.E3 CUDA.A11:CUDA.A11 CUDA.E4:CUDA.E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223.2mm" svg:height="125.63mm" svg:x="15.41mm" svg:y="57.39mm">
            <loext:p draw:notify-on-update-of-ranges="CUDA.A8:CUDA.A8 CUDA.H2:CUDA.H2 CUDA.A9:CUDA.A9 CUDA.D2:CUDA.D2 CUDA.A10:CUDA.A10 CUDA.D3:CUDA.D3 CUDA.A11:CUDA.A11 CUDA.D4:CUDA.D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pn 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edUp</text:p>
          </table:table-cell>
          <table:table-cell table:number-columns-repeated="2"/>
          <table:table-cell office:value-type="string" calcext:value-type="string">
            <text:p>Pure Cuda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Serial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0.3133" calcext:value-type="float">
            <text:p>20,3133</text:p>
          </table:table-cell>
          <table:table-cell table:formula="of:=[.K2]/[.D2]" office:value-type="float" office:value="6.86038703706439" calcext:value-type="float">
            <text:p>6,86038703706439</text:p>
          </table:table-cell>
          <table:table-cell table:number-columns-repeated="2"/>
          <table:table-cell office:value-type="float" office:value="20.2805" calcext:value-type="float">
            <text:p>20,2805</text:p>
          </table:table-cell>
          <table:table-cell table:formula="of:=[.K2]/[.H2]" office:value-type="float" office:value="6.87148245851927" calcext:value-type="float">
            <text:p>6,87148245851927</text:p>
          </table:table-cell>
          <table:table-cell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3022" calcext:value-type="float">
            <text:p>10,3022</text:p>
          </table:table-cell>
          <table:table-cell table:formula="of:=[.K3]/[.D3]" office:value-type="float" office:value="13.5269262875891" calcext:value-type="float">
            <text:p>13,5269262875891</text:p>
          </table:table-cell>
          <table:table-cell table:number-columns-repeated="5"/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1405" calcext:value-type="float">
            <text:p>10,1405</text:p>
          </table:table-cell>
          <table:table-cell table:formula="of:=[.K4]/[.D4]" office:value-type="float" office:value="13.7426261032494" calcext:value-type="float">
            <text:p>13,7426261032494</text:p>
          </table:table-cell>
          <table:table-cell table:number-columns-repeated="5"/>
          <table:table-cell office:value-type="float" office:value="139.3571" calcext:value-type="float">
            <text:p>139,3571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Pure Cuda(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x1x1(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x2x2(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x1x1(2)</text:p>
          </table:table-cell>
          <table:table-cell table:number-columns-repeated="10"/>
        </table:table-row>
      </table:table>
      <table:table table:name="BESTS" table:style-name="ta1">
        <table:shapes>
          <draw:frame draw:z-index="0" draw:style-name="gr1" draw:text-style-name="P1" svg:width="159.99mm" svg:height="89.99mm" svg:x="116.56mm" svg:y="6.05mm">
            <loext:p draw:notify-on-update-of-ranges="BESTS.A4:BESTS.A4 BESTS.B4:BESTS.B4 BESTS.A5:BESTS.A5 BESTS.B5:BESTS.B5 BESTS.A6:BESTS.A6 BESTS.B6:BESTS.B6 BESTS.A7:BESTS.A7 BESTS.B7:BESTS.B7 BESTS.A8:BESTS.A8 BESTS.B8:BESTS.B8 BESTS.A9:BESTS.A9 BESTS.B9:BESTS.B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118.22mm" svg:y="117.41mm">
            <loext:p draw:notify-on-update-of-ranges="BESTS.A4:BESTS.A4 BESTS.C4:BESTS.C4 BESTS.A5:BESTS.A5 BESTS.C5:BESTS.C5 BESTS.A6:BESTS.A6 BESTS.C6:BESTS.C6 BESTS.A7:BESTS.A7 BESTS.C7:BESTS.C7 BESTS.A8:BESTS.A8 BESTS.C8:BESTS.C8 BESTS.A9:BESTS.A9 BESTS.C9:BESTS.C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PEED-UP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139.3571" calcext:value-type="float">
            <text:p>139,3571</text:p>
          </table:table-cell>
          <table:table-cell table:formula="of:=[.D4]/[.B4]" office:value-type="float" office:value="1" calcext:value-type="float">
            <text:p>1</text:p>
          </table:table-cell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9.0273" calcext:value-type="float">
            <text:p>19,0273</text:p>
          </table:table-cell>
          <table:table-cell table:formula="of:=[.D5]/[.B5]" office:value-type="float" office:value="7.32406069174292" calcext:value-type="float">
            <text:p>7,32406069174292</text:p>
          </table:table-cell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string" calcext:value-type="string">
            <text:p>OMPI</text:p>
          </table:table-cell>
          <table:table-cell table:style-name="ce6" office:value-type="float" office:value="16.0395" calcext:value-type="float">
            <text:p>16,0395</text:p>
          </table:table-cell>
          <table:table-cell table:formula="of:=[.D6]/[.B6]" office:value-type="float" office:value="8.68836933819633" calcext:value-type="float">
            <text:p>8,68836933819633</text:p>
          </table:table-cell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string" calcext:value-type="string">
            <text:p>CUDA</text:p>
          </table:table-cell>
          <table:table-cell office:value-type="float" office:value="20.2805" calcext:value-type="float">
            <text:p>20,2805</text:p>
          </table:table-cell>
          <table:table-cell table:formula="of:=[.D7]/[.B7]" office:value-type="float" office:value="6.87148245851927" calcext:value-type="float">
            <text:p>6,87148245851927</text:p>
          </table:table-cell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string" calcext:value-type="string">
            <text:p>CUDA-MPI</text:p>
          </table:table-cell>
          <table:table-cell office:value-type="float" office:value="10.1405" calcext:value-type="float">
            <text:p>10,1405</text:p>
          </table:table-cell>
          <table:table-cell table:formula="of:=[.D8]/[.B8]" office:value-type="float" office:value="13.7426261032494" calcext:value-type="float">
            <text:p>13,7426261032494</text:p>
          </table:table-cell>
          <table:table-cell office:value-type="float" office:value="139.3571" calcext:value-type="float">
            <text:p>139,3571</text:p>
          </table:table-cell>
        </table:table-row>
        <table:table-row table:style-name="ro1">
          <table:table-cell office:value-type="string" calcext:value-type="string">
            <text:p>MPI(4x24+2x8)</text:p>
          </table:table-cell>
          <table:table-cell office:value-type="float" office:value="12.4164" calcext:value-type="float">
            <text:p>12,4164</text:p>
          </table:table-cell>
          <table:table-cell table:formula="of:=[.D9]/[.B9]" office:value-type="float" office:value="11.2236316484649" calcext:value-type="float">
            <text:p>11,2236316484649</text:p>
          </table:table-cell>
          <table:table-cell office:value-type="float" office:value="139.3571" calcext:value-type="float">
            <text:p>139,3571</text:p>
          </table:table-cell>
        </table:table-row>
      </table:table>
      <table:named-expressions/>
      <table:database-ranges>
        <table:database-range table:name="__Anonymous_Sheet_DB__2" table:target-range-address="OMPI.A1:OMPI.F3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irmala UI" style:font-family-complex="'Nirmala U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1:19:12.236011109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21:06:44.708814976</meta:creation-date>
    <dc:date>2017-03-13T14:05:12.158938489</dc:date>
    <meta:editing-duration>PT8H41M40S</meta:editing-duration>
    <meta:editing-cycles>6</meta:editing-cycles>
    <meta:generator>LibreOffice/5.2.2.2.0$Linux_X86_64 LibreOffice_project/20m0$Build-2</meta:generator>
    <meta:document-statistic meta:table-count="5" meta:cell-count="52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cm" svg:height="14.955cm" xlink:href=".." xlink:type="simple" chart:class="chart:line" chart:style-name="ch1">
        <chart:title svg:x="9.042cm" svg:y="0.435cm" chart:style-name="ch2">
          <text:p>Σύγκριση χρονικής απόδοσης</text:p>
        </chart:title>
        <chart:legend chart:legend-position="end" svg:x="21.193cm" svg:y="6.929cm" style:legend-expansion="high" chart:style-name="ch3"/>
        <chart:plot-area chart:style-name="ch4" table:cell-range-address="OMP.A1:OMP.C17" chart:data-source-has-labels="both" svg:x="1.179cm" svg:y="2.029cm" svg:width="18.391cm" svg:height="11.976cm">
          <chartooo:coordinate-region svg:x="1.986cm" svg:y="2.228cm" svg:width="17.397cm" svg:height="11.13cm"/>
          <chart:axis chart:dimension="x" chart:name="primary-x" chart:style-name="ch5" chartooo:axis-type="auto">
            <chartooo:date-scale/>
            <chart:title svg:x="9.086cm" svg:y="14.304cm" chart:style-name="ch6">
              <text:p>Αριθμός Threads</text:p>
            </chart:title>
            <chart:categories table:cell-range-address="OMP.A2:OMP.A17"/>
          </chart:axis>
          <chart:axis chart:dimension="y" chart:name="primary-y" chart:style-name="ch5">
            <chart:title svg:x="0.135cm" svg:y="9.014cm" chart:style-name="ch7">
              <text:p>Χρόνος (sec)</text:p>
            </chart:title>
            <chart:grid chart:style-name="ch8" chart:class="major"/>
          </chart:axis>
          <chart:series chart:style-name="ch9" chart:values-cell-range-address="OMP.B2:OMP.B17" chart:label-cell-address="OMP.B1:OMP.B1" chart:class="chart:line">
            <chart:data-point chart:repeated="16"/>
          </chart:series>
          <chart:series chart:style-name="ch10" chart:values-cell-range-address="OMP.C2:OMP.C17" chart:label-cell-address="OMP.C1:OMP.C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S 16</text:p>
                <draw:g>
                  <svg:desc>OMP.B1:OMP.B1</svg:desc>
                </draw:g>
              </table:table-cell>
              <table:table-cell office:value-type="string">
                <text:p>CORES 24</text:p>
                <draw:g>
                  <svg:desc>OMP.C1:OMP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.A2:OMP.A17</svg:desc>
                </draw:g>
              </table:table-cell>
              <table:table-cell office:value-type="float" office:value="180.6849">
                <text:p>180.6849</text:p>
                <draw:g>
                  <svg:desc>OMP.B2:OMP.B17</svg:desc>
                </draw:g>
              </table:table-cell>
              <table:table-cell office:value-type="float" office:value="75.4534">
                <text:p>75.4534</text:p>
                <draw:g>
                  <svg:desc>OMP.C2:OMP.C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.8428">
                <text:p>80.8428</text:p>
              </table:table-cell>
              <table:table-cell office:value-type="float" office:value="45.7427">
                <text:p>45.74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.7863">
                <text:p>60.7863</text:p>
              </table:table-cell>
              <table:table-cell office:value-type="float" office:value="34.2325">
                <text:p>34.23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.5448">
                <text:p>48.5448</text:p>
              </table:table-cell>
              <table:table-cell office:value-type="float" office:value="41.6528">
                <text:p>41.65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.7726">
                <text:p>43.7726</text:p>
              </table:table-cell>
              <table:table-cell office:value-type="float" office:value="25.2963">
                <text:p>25.2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1463">
                <text:p>49.1463</text:p>
              </table:table-cell>
              <table:table-cell office:value-type="float" office:value="34.9528">
                <text:p>34.95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.8462">
                <text:p>48.8462</text:p>
              </table:table-cell>
              <table:table-cell office:value-type="float" office:value="20.8348">
                <text:p>20.83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.4274">
                <text:p>45.4274</text:p>
              </table:table-cell>
              <table:table-cell office:value-type="float" office:value="19.5527">
                <text:p>19.55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.3328">
                <text:p>45.3328</text:p>
              </table:table-cell>
              <table:table-cell office:value-type="float" office:value="30.5132">
                <text:p>30.51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4738">
                <text:p>28.4738</text:p>
              </table:table-cell>
              <table:table-cell office:value-type="float" office:value="24.1067">
                <text:p>24.10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.1205">
                <text:p>45.1205</text:p>
              </table:table-cell>
              <table:table-cell office:value-type="float" office:value="28.0621">
                <text:p>28.06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4.7543">
                <text:p>44.7543</text:p>
              </table:table-cell>
              <table:table-cell office:value-type="float" office:value="19.0273">
                <text:p>19.02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.4639">
                <text:p>34.4639</text:p>
              </table:table-cell>
              <table:table-cell office:value-type="float" office:value="19.5729">
                <text:p>19.57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2.4945">
                <text:p>42.4945</text:p>
              </table:table-cell>
              <table:table-cell office:value-type="float" office:value="25.1646">
                <text:p>25.164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4.7779">
                <text:p>34.7779</text:p>
              </table:table-cell>
              <table:table-cell office:value-type="float" office:value="22.6873">
                <text:p>22.68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7.7534">
                <text:p>47.7534</text:p>
              </table:table-cell>
              <table:table-cell office:value-type="float" office:value="24.7002">
                <text:p>24.7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Speed Up Comparison</text:p>
        </chart:title>
        <chart:legend chart:legend-position="end" svg:x="12.89cm" svg:y="2.956cm" style:legend-expansion="high" chart:style-name="ch3"/>
        <chart:plot-area chart:style-name="ch4" table:cell-range-address="BESTS.A4:BESTS.A9 BESTS.C4:BESTS.C9" chart:data-source-has-labels="column" svg:x="1.331cm" svg:y="1.275cm" svg:width="11.239cm" svg:height="6.564cm">
          <chartooo:coordinate-region svg:x="1.952cm" svg:y="1.474cm" svg:width="10.618cm" svg:height="6.166cm"/>
          <chart:axis chart:dimension="x" chart:name="primary-x" chart:style-name="ch5">
            <chart:title svg:x="5.781cm" svg:y="8.019cm" chart:style-name="ch6">
              <text:p>Implementation</text:p>
            </chart:title>
          </chart:axis>
          <chart:axis chart:dimension="y" chart:name="primary-y" chart:style-name="ch7">
            <chart:title svg:x="0.451cm" svg:y="5.342cm" chart:style-name="ch8">
              <text:p>Speed Up</text:p>
            </chart:title>
            <chart:grid chart:style-name="ch9" chart:class="major"/>
          </chart:axis>
          <chart:series chart:style-name="ch10" chart:values-cell-range-address="BESTS.C4:BESTS.C4" chart:label-cell-address="BESTS.A4:BESTS.A4" chart:class="chart:bar">
            <chart:data-point/>
          </chart:series>
          <chart:series chart:style-name="ch11" chart:values-cell-range-address="BESTS.C5:BESTS.C5" chart:label-cell-address="BESTS.A5:BESTS.A5" chart:class="chart:bar">
            <chart:data-point/>
          </chart:series>
          <chart:series chart:style-name="ch12" chart:values-cell-range-address="BESTS.C6:BESTS.C6" chart:label-cell-address="BESTS.A6:BESTS.A6" chart:class="chart:bar">
            <chart:data-point/>
          </chart:series>
          <chart:series chart:style-name="ch13" chart:values-cell-range-address="BESTS.C7:BESTS.C7" chart:label-cell-address="BESTS.A7:BESTS.A7" chart:class="chart:bar">
            <chart:data-point/>
          </chart:series>
          <chart:series chart:style-name="ch14" chart:values-cell-range-address="BESTS.C8:BESTS.C8" chart:label-cell-address="BESTS.A8:BESTS.A8" chart:class="chart:bar">
            <chart:data-point/>
          </chart:series>
          <chart:series chart:style-name="ch15" chart:values-cell-range-address="BESTS.C9:BESTS.C9" chart:label-cell-address="BESTS.A9:BESTS.A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BESTS.A4:BESTS.A4</svg:desc>
                </draw:g>
              </table:table-cell>
              <table:table-cell office:value-type="float" office:value="1">
                <text:p>1</text:p>
                <draw:g>
                  <svg:desc>BESTS.C4:BESTS.C4</svg:desc>
                </draw:g>
              </table:table-cell>
            </table:table-row>
            <table:table-row>
              <table:table-cell office:value-type="string">
                <text:p>OMP</text:p>
                <draw:g>
                  <svg:desc>BESTS.A5:BESTS.A5</svg:desc>
                </draw:g>
              </table:table-cell>
              <table:table-cell office:value-type="float" office:value="7.32406069174292">
                <text:p>7.32406069174292</text:p>
                <draw:g>
                  <svg:desc>BESTS.C5:BESTS.C5</svg:desc>
                </draw:g>
              </table:table-cell>
            </table:table-row>
            <table:table-row>
              <table:table-cell office:value-type="string">
                <text:p>OMPI</text:p>
                <draw:g>
                  <svg:desc>BESTS.A6:BESTS.A6</svg:desc>
                </draw:g>
              </table:table-cell>
              <table:table-cell office:value-type="float" office:value="8.68836933819633">
                <text:p>8.68836933819633</text:p>
                <draw:g>
                  <svg:desc>BESTS.C6:BESTS.C6</svg:desc>
                </draw:g>
              </table:table-cell>
            </table:table-row>
            <table:table-row>
              <table:table-cell office:value-type="string">
                <text:p>CUDA</text:p>
                <draw:g>
                  <svg:desc>BESTS.A7:BESTS.A7</svg:desc>
                </draw:g>
              </table:table-cell>
              <table:table-cell office:value-type="float" office:value="6.87148245851927">
                <text:p>6.87148245851927</text:p>
                <draw:g>
                  <svg:desc>BESTS.C7:BESTS.C7</svg:desc>
                </draw:g>
              </table:table-cell>
            </table:table-row>
            <table:table-row>
              <table:table-cell office:value-type="string">
                <text:p>CUDA-MPI</text:p>
                <draw:g>
                  <svg:desc>BESTS.A8:BESTS.A8</svg:desc>
                </draw:g>
              </table:table-cell>
              <table:table-cell office:value-type="float" office:value="13.7426261032494">
                <text:p>13.7426261032494</text:p>
                <draw:g>
                  <svg:desc>BESTS.C8:BESTS.C8</svg:desc>
                </draw:g>
              </table:table-cell>
            </table:table-row>
            <table:table-row>
              <table:table-cell office:value-type="string">
                <text:p>MPI(4x24+2x8)</text:p>
                <draw:g>
                  <svg:desc>BESTS.A9:BESTS.A9</svg:desc>
                </draw:g>
              </table:table-cell>
              <table:table-cell office:value-type="float" office:value="11.2236316484649">
                <text:p>11.2236316484649</text:p>
                <draw:g>
                  <svg:desc>BESTS.C9:BESTS.C9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92cm" svg:height="13.495cm" xlink:href=".." xlink:type="simple" chart:class="chart:bar" chart:style-name="ch1">
        <chart:title svg:x="9.124cm" svg:y="0.405cm" chart:style-name="ch2">
          <text:p> Speed Up Comparison</text:p>
        </chart:title>
        <chart:legend chart:legend-position="end" svg:x="20.835cm" svg:y="6.448cm" style:legend-expansion="high" chart:style-name="ch3"/>
        <chart:plot-area chart:style-name="ch4" table:cell-range-address="OMPI.C2:OMPI.C37 OMPI.F1:OMPI.F37" chart:data-source-has-labels="both" svg:x="1.47cm" svg:y="1.453cm" svg:width="18.906cm" svg:height="10.792cm">
          <chartooo:coordinate-region svg:x="1.906cm" svg:y="1.652cm" svg:width="18.262cm" svg:height="9.946cm"/>
          <chart:axis chart:dimension="x" chart:name="primary-x" chart:style-name="ch5" chartooo:axis-type="auto">
            <chartooo:date-scale/>
            <chart:title svg:x="8.683cm" svg:y="12.514cm" chart:style-name="ch6">
              <text:p>MPI-Topology (NODES x PPN)</text:p>
            </chart:title>
            <chart:categories table:cell-range-address="OMPI.C2:OMPI.C37"/>
          </chart:axis>
          <chart:axis chart:dimension="y" chart:name="primary-y" chart:style-name="ch7">
            <chart:title svg:x="0.451cm" svg:y="7.621cm" chart:style-name="ch8">
              <text:p>Speec Up</text:p>
            </chart:title>
            <chart:grid chart:style-name="ch9" chart:class="major"/>
          </chart:axis>
          <chart:series chart:style-name="ch10" chart:values-cell-range-address="OMPI.F2:OMPI.F37" chart:label-cell-address="OMPI.F1:OMPI.F1" chart:class="chart:ba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OMPI.F1:OMPI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I.C2:OMPI.C37</svg:desc>
                </draw:g>
              </table:table-cell>
              <table:table-cell office:value-type="float" office:value="0.304960570508719">
                <text:p>0.304960570508719</text:p>
                <draw:g>
                  <svg:desc>OMPI.F2:OMPI.F3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4171607638028">
                <text:p>0.3141716076380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9246428963328">
                <text:p>0.3192464289633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6069158550464">
                <text:p>1.260691585504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70158810780212">
                <text:p>2.701588107802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65224358669359">
                <text:p>2.652243586693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93678509269595">
                <text:p>0.4936785092695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92607899847506">
                <text:p>0.4926078998475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1103484500795">
                <text:p>1.011034845007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19206136874848">
                <text:p>3.192061368748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26968161235072">
                <text:p>3.2696816123507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.02437608612571">
                <text:p>5.024376086125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3399265755113">
                <text:p>2.333992657551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61182580468624">
                <text:p>2.611825804686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84255476254097">
                <text:p>2.8425547625409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18302761165164">
                <text:p>5.183027611651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.68074108798891">
                <text:p>5.6807410879889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.10524494212689">
                <text:p>6.105244942126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9410492436434">
                <text:p>1.794104924364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1014892794393">
                <text:p>3.410148927943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25993721402438">
                <text:p>3.259937214024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3095231234692">
                <text:p>8.0309523123469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62135114635">
                <text:p>8.5246213511463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.68836933819633">
                <text:p>8.688369338196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23191694841147">
                <text:p>2.231916948411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4937517161229">
                <text:p>4.449375171612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3308806786762">
                <text:p>4.533088067867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80694694858766">
                <text:p>3.806946948587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6315427386361">
                <text:p>4.63154273863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5760683418694">
                <text:p>5.57606834186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68011591981805">
                <text:p>5.680115919818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.69383169016674">
                <text:p>5.6938316901667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5cm" svg:height="11.201cm" xlink:href=".." xlink:type="simple" chart:class="chart:bar" chart:style-name="ch1">
        <chart:title svg:x="7.509cm" svg:y="0.36cm" chart:style-name="ch2">
          <text:p>OMP Time Performance</text:p>
        </chart:title>
        <chart:legend chart:legend-position="end" svg:x="17.447cm" svg:y="4.803cm" style:legend-expansion="high" chart:style-name="ch3"/>
        <chart:plot-area chart:style-name="ch4" table:cell-range-address="OMP.A1:OMP.D17" chart:data-source-has-labels="both" svg:x="1.408cm" svg:y="1.363cm" svg:width="15.642cm" svg:height="8.633cm">
          <chartooo:coordinate-region svg:x="2.215cm" svg:y="1.563cm" svg:width="14.835cm" svg:height="7.786cm"/>
          <chart:axis chart:dimension="x" chart:name="primary-x" chart:style-name="ch5" chartooo:axis-type="auto">
            <chartooo:date-scale/>
            <chart:title svg:x="8.034cm" svg:y="10.22cm" chart:style-name="ch6">
              <text:p># OF THREADS</text:p>
            </chart:title>
            <chart:categories table:cell-range-address="OMP.A2:OMP.A17"/>
          </chart:axis>
          <chart:axis chart:dimension="y" chart:name="primary-y" chart:style-name="ch7">
            <chart:title svg:x="0.451cm" svg:y="6.504cm" chart:style-name="ch8">
              <text:p>TIME (sec)</text:p>
            </chart:title>
            <chart:grid chart:style-name="ch9" chart:class="major"/>
          </chart:axis>
          <chart:series chart:style-name="ch10" chart:values-cell-range-address="OMP.B2:OMP.B17" chart:label-cell-address="OMP.B1:OMP.B1" chart:class="chart:bar">
            <chart:data-point chart:repeated="16"/>
          </chart:series>
          <chart:series chart:style-name="ch11" chart:values-cell-range-address="OMP.C2:OMP.C17" chart:label-cell-address="OMP.C1:OMP.C1" chart:class="chart:bar">
            <chart:data-point chart:repeated="16"/>
          </chart:series>
          <chart:series chart:style-name="ch12" chart:values-cell-range-address="OMP.D2:OMP.D17" chart:label-cell-address="OMP.D1:OMP.D1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S 16</text:p>
                <draw:g>
                  <svg:desc>OMP.B1:OMP.B1</svg:desc>
                </draw:g>
              </table:table-cell>
              <table:table-cell office:value-type="string">
                <text:p>CORES 24</text:p>
                <draw:g>
                  <svg:desc>OMP.C1:OMP.C1</svg:desc>
                </draw:g>
              </table:table-cell>
              <table:table-cell office:value-type="string">
                <text:p>CORES 8</text:p>
                <draw:g>
                  <svg:desc>OMP.D1:OM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.A2:OMP.A17</svg:desc>
                </draw:g>
              </table:table-cell>
              <table:table-cell office:value-type="float" office:value="180.6849">
                <text:p>180.6849</text:p>
                <draw:g>
                  <svg:desc>OMP.B2:OMP.B17</svg:desc>
                </draw:g>
              </table:table-cell>
              <table:table-cell office:value-type="float" office:value="75.4534">
                <text:p>75.4534</text:p>
                <draw:g>
                  <svg:desc>OMP.C2:OMP.C17</svg:desc>
                </draw:g>
              </table:table-cell>
              <table:table-cell office:value-type="float" office:value="160.7254">
                <text:p>160.7254</text:p>
                <draw:g>
                  <svg:desc>OMP.D2:OMP.D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.8428">
                <text:p>80.8428</text:p>
              </table:table-cell>
              <table:table-cell office:value-type="float" office:value="45.7427">
                <text:p>45.7427</text:p>
              </table:table-cell>
              <table:table-cell office:value-type="float" office:value="31.7997">
                <text:p>31.79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.7863">
                <text:p>60.7863</text:p>
              </table:table-cell>
              <table:table-cell office:value-type="float" office:value="34.2325">
                <text:p>34.2325</text:p>
              </table:table-cell>
              <table:table-cell office:value-type="float" office:value="23.8543">
                <text:p>23.85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.5448">
                <text:p>48.5448</text:p>
              </table:table-cell>
              <table:table-cell office:value-type="float" office:value="41.6528">
                <text:p>41.6528</text:p>
              </table:table-cell>
              <table:table-cell office:value-type="float" office:value="19.6861">
                <text:p>19.68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.7726">
                <text:p>43.7726</text:p>
              </table:table-cell>
              <table:table-cell office:value-type="float" office:value="25.2963">
                <text:p>25.2963</text:p>
              </table:table-cell>
              <table:table-cell office:value-type="float" office:value="27.1263">
                <text:p>27.12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1463">
                <text:p>49.1463</text:p>
              </table:table-cell>
              <table:table-cell office:value-type="float" office:value="34.9528">
                <text:p>34.9528</text:p>
              </table:table-cell>
              <table:table-cell office:value-type="float" office:value="37.1672">
                <text:p>37.16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.8462">
                <text:p>48.8462</text:p>
              </table:table-cell>
              <table:table-cell office:value-type="float" office:value="20.8348">
                <text:p>20.8348</text:p>
              </table:table-cell>
              <table:table-cell office:value-type="float" office:value="20.5666">
                <text:p>20.56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.4274">
                <text:p>45.4274</text:p>
              </table:table-cell>
              <table:table-cell office:value-type="float" office:value="19.5527">
                <text:p>19.5527</text:p>
              </table:table-cell>
              <table:table-cell office:value-type="float" office:value="19.0723">
                <text:p>19.07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.3328">
                <text:p>45.3328</text:p>
              </table:table-cell>
              <table:table-cell office:value-type="float" office:value="30.5132">
                <text:p>30.5132</text:p>
              </table:table-cell>
              <table:table-cell office:value-type="float" office:value="37.6312">
                <text:p>37.6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4738">
                <text:p>28.4738</text:p>
              </table:table-cell>
              <table:table-cell office:value-type="float" office:value="24.1067">
                <text:p>24.1067</text:p>
              </table:table-cell>
              <table:table-cell office:value-type="float" office:value="20.7522">
                <text:p>20.75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.1205">
                <text:p>45.1205</text:p>
              </table:table-cell>
              <table:table-cell office:value-type="float" office:value="28.0621">
                <text:p>28.0621</text:p>
              </table:table-cell>
              <table:table-cell office:value-type="float" office:value="35.1626">
                <text:p>35.16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4.7543">
                <text:p>44.7543</text:p>
              </table:table-cell>
              <table:table-cell office:value-type="float" office:value="19.0273">
                <text:p>19.0273</text:p>
              </table:table-cell>
              <table:table-cell office:value-type="float" office:value="19.6527">
                <text:p>19.65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.4639">
                <text:p>34.4639</text:p>
              </table:table-cell>
              <table:table-cell office:value-type="float" office:value="19.5729">
                <text:p>19.5729</text:p>
              </table:table-cell>
              <table:table-cell office:value-type="float" office:value="19.7754">
                <text:p>19.77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2.4945">
                <text:p>42.4945</text:p>
              </table:table-cell>
              <table:table-cell office:value-type="float" office:value="25.1646">
                <text:p>25.1646</text:p>
              </table:table-cell>
              <table:table-cell office:value-type="float" office:value="35.5354">
                <text:p>35.53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4.7779">
                <text:p>34.7779</text:p>
              </table:table-cell>
              <table:table-cell office:value-type="float" office:value="22.6873">
                <text:p>22.6873</text:p>
              </table:table-cell>
              <table:table-cell office:value-type="float" office:value="19.5932">
                <text:p>19.59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7.7534">
                <text:p>47.7534</text:p>
              </table:table-cell>
              <table:table-cell office:value-type="float" office:value="24.7002">
                <text:p>24.7002</text:p>
              </table:table-cell>
              <table:table-cell office:value-type="float" office:value="31.1568">
                <text:p>31.15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55cm" svg:height="10.785cm" xlink:href=".." xlink:type="simple" chart:class="chart:bar" chart:style-name="ch1">
        <chart:title svg:x="8.372cm" svg:y="0.351cm" chart:style-name="ch2">
          <text:p>OMP Speed Up</text:p>
        </chart:title>
        <chart:legend chart:legend-position="end" svg:x="17.507cm" svg:y="4.595cm" style:legend-expansion="high" chart:style-name="ch3"/>
        <chart:plot-area chart:style-name="ch4" table:cell-range-address="OMP.A2:OMP.A17 OMP.B1:OMP.D1 OMP.B23:OMP.D38" chart:data-source-has-labels="both" svg:x="1.41cm" svg:y="1.345cm" svg:width="15.698cm" svg:height="8.244cm">
          <chartooo:coordinate-region svg:x="1.846cm" svg:y="1.544cm" svg:width="15.262cm" svg:height="7.398cm"/>
          <chart:axis chart:dimension="x" chart:name="primary-x" chart:style-name="ch5" chartooo:axis-type="auto">
            <chartooo:date-scale/>
            <chart:title svg:x="8.064cm" svg:y="9.804cm" chart:style-name="ch6">
              <text:p># OF THREADS</text:p>
            </chart:title>
            <chart:categories table:cell-range-address="OMP.A2:OMP.A17"/>
          </chart:axis>
          <chart:axis chart:dimension="y" chart:name="primary-y" chart:style-name="ch7">
            <chart:title svg:x="0.451cm" svg:y="6.252cm" chart:style-name="ch8">
              <text:p>Speed Up</text:p>
            </chart:title>
            <chart:grid chart:style-name="ch9" chart:class="major"/>
          </chart:axis>
          <chart:series chart:style-name="ch10" chart:values-cell-range-address="OMP.B23:OMP.B38" chart:label-cell-address="OMP.B1:OMP.B1" chart:class="chart:bar">
            <chart:data-point chart:repeated="16"/>
          </chart:series>
          <chart:series chart:style-name="ch11" chart:values-cell-range-address="OMP.C23:OMP.C38" chart:label-cell-address="OMP.C1:OMP.C1" chart:class="chart:bar">
            <chart:data-point chart:repeated="16"/>
          </chart:series>
          <chart:series chart:style-name="ch12" chart:values-cell-range-address="OMP.D23:OMP.D38" chart:label-cell-address="OMP.D1:OMP.D1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S 16</text:p>
                <draw:g>
                  <svg:desc>OMP.B1:OMP.B1</svg:desc>
                </draw:g>
              </table:table-cell>
              <table:table-cell office:value-type="string">
                <text:p>CORES 24</text:p>
                <draw:g>
                  <svg:desc>OMP.C1:OMP.C1</svg:desc>
                </draw:g>
              </table:table-cell>
              <table:table-cell office:value-type="string">
                <text:p>CORES 8</text:p>
                <draw:g>
                  <svg:desc>OMP.D1:OM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.A2:OMP.A17</svg:desc>
                </draw:g>
              </table:table-cell>
              <table:table-cell office:value-type="float" office:value="0.771271423345282">
                <text:p>0.771271423345282</text:p>
                <draw:g>
                  <svg:desc>OMP.B23:OMP.B38</svg:desc>
                </draw:g>
              </table:table-cell>
              <table:table-cell office:value-type="float" office:value="1.84692936302407">
                <text:p>1.84692936302407</text:p>
                <draw:g>
                  <svg:desc>OMP.C23:OMP.C38</svg:desc>
                </draw:g>
              </table:table-cell>
              <table:table-cell office:value-type="float" office:value="0.867050883058931">
                <text:p>0.867050883058931</text:p>
                <draw:g>
                  <svg:desc>OMP.D23:OMP.D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2380348033467">
                <text:p>1.72380348033467</text:p>
              </table:table-cell>
              <table:table-cell office:value-type="float" office:value="3.04654294565034">
                <text:p>3.04654294565034</text:p>
              </table:table-cell>
              <table:table-cell office:value-type="float" office:value="4.38234008496936">
                <text:p>4.382340084969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9257414910926">
                <text:p>2.29257414910926</text:p>
              </table:table-cell>
              <table:table-cell office:value-type="float" office:value="4.0709004600891">
                <text:p>4.0709004600891</text:p>
              </table:table-cell>
              <table:table-cell office:value-type="float" office:value="5.84201171277296">
                <text:p>5.842011712772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7069057859956">
                <text:p>2.87069057859956</text:p>
              </table:table-cell>
              <table:table-cell office:value-type="float" office:value="3.34568384358314">
                <text:p>3.34568384358314</text:p>
              </table:table-cell>
              <table:table-cell office:value-type="float" office:value="7.07895926567477">
                <text:p>7.078959265674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18366055477628">
                <text:p>3.18366055477628</text:p>
              </table:table-cell>
              <table:table-cell office:value-type="float" office:value="5.50899143352981">
                <text:p>5.50899143352981</text:p>
              </table:table-cell>
              <table:table-cell office:value-type="float" office:value="5.13734272643154">
                <text:p>5.137342726431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83555628806238">
                <text:p>2.83555628806238</text:p>
              </table:table-cell>
              <table:table-cell office:value-type="float" office:value="3.98700819390721">
                <text:p>3.98700819390721</text:p>
              </table:table-cell>
              <table:table-cell office:value-type="float" office:value="3.74946458167416">
                <text:p>3.749464581674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85297730427341">
                <text:p>2.85297730427341</text:p>
              </table:table-cell>
              <table:table-cell office:value-type="float" office:value="6.6886699176378">
                <text:p>6.6886699176378</text:p>
              </table:table-cell>
              <table:table-cell office:value-type="float" office:value="6.77589392510186">
                <text:p>6.775893925101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6768822340702">
                <text:p>3.06768822340702</text:p>
              </table:table-cell>
              <table:table-cell office:value-type="float" office:value="7.1272560822802">
                <text:p>7.1272560822802</text:p>
              </table:table-cell>
              <table:table-cell office:value-type="float" office:value="7.30677998982818">
                <text:p>7.306779989828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07408984223344">
                <text:p>3.07408984223344</text:p>
              </table:table-cell>
              <table:table-cell office:value-type="float" office:value="4.56710866116959">
                <text:p>4.56710866116959</text:p>
              </table:table-cell>
              <table:table-cell office:value-type="float" office:value="3.70323295563256">
                <text:p>3.703232955632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89422205676798">
                <text:p>4.89422205676798</text:p>
              </table:table-cell>
              <table:table-cell office:value-type="float" office:value="5.78084515922959">
                <text:p>5.78084515922959</text:p>
              </table:table-cell>
              <table:table-cell office:value-type="float" office:value="6.71529283642216">
                <text:p>6.715292836422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885539832227">
                <text:p>3.0885539832227</text:p>
              </table:table-cell>
              <table:table-cell office:value-type="float" office:value="4.96602535091814">
                <text:p>4.96602535091814</text:p>
              </table:table-cell>
              <table:table-cell office:value-type="float" office:value="3.96321944338587">
                <text:p>3.963219443385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11382593404433">
                <text:p>3.11382593404433</text:p>
              </table:table-cell>
              <table:table-cell office:value-type="float" office:value="7.32406069174292">
                <text:p>7.32406069174292</text:p>
              </table:table-cell>
              <table:table-cell office:value-type="float" office:value="7.09099004208073">
                <text:p>7.090990042080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04356732697112">
                <text:p>4.04356732697112</text:p>
              </table:table-cell>
              <table:table-cell office:value-type="float" office:value="7.11990047463585">
                <text:p>7.11990047463585</text:p>
              </table:table-cell>
              <table:table-cell office:value-type="float" office:value="7.04699272833925">
                <text:p>7.046992728339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27941498311546">
                <text:p>3.27941498311546</text:p>
              </table:table-cell>
              <table:table-cell office:value-type="float" office:value="5.5378229735422">
                <text:p>5.5378229735422</text:p>
              </table:table-cell>
              <table:table-cell office:value-type="float" office:value="3.92164151803554">
                <text:p>3.921641518035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0705908062304">
                <text:p>4.00705908062304</text:p>
              </table:table-cell>
              <table:table-cell office:value-type="float" office:value="6.1425158568891">
                <text:p>6.1425158568891</text:p>
              </table:table-cell>
              <table:table-cell office:value-type="float" office:value="7.1125237327236">
                <text:p>7.11252373272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91826550570221">
                <text:p>2.91826550570221</text:p>
              </table:table-cell>
              <table:table-cell office:value-type="float" office:value="5.64194217050874">
                <text:p>5.64194217050874</text:p>
              </table:table-cell>
              <table:table-cell office:value-type="float" office:value="4.47276677964361">
                <text:p>4.472766779643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MPI Speed Up</text:p>
        </chart:title>
        <chart:legend chart:legend-position="end" svg:x="14.028cm" svg:y="2.956cm" style:legend-expansion="high" chart:style-name="ch3"/>
        <chart:plot-area chart:style-name="ch4" table:cell-range-address="OMPI.H11:OMPI.H11 OMPI.C2:OMPI.C7 OMPI.A40:OMPI.A45 OMPI.F2:OMPI.F29 OMPI.F32:OMPI.F35" chart:data-source-has-labels="both" svg:x="1.331cm" svg:y="1.275cm" svg:width="12.377cm" svg:height="6.564cm">
          <chartooo:coordinate-region svg:x="1.952cm" svg:y="1.474cm" svg:width="11.756cm" svg:height="5.718cm"/>
          <chart:axis chart:dimension="x" chart:name="primary-x" chart:style-name="ch5" chartooo:axis-type="auto">
            <chartooo:date-scale/>
            <chart:title svg:x="6.417cm" svg:y="8.019cm" chart:style-name="ch6">
              <text:p>PPN per Node</text:p>
            </chart:title>
            <chart:categories table:cell-range-address="OMPI.C2:OMPI.C7"/>
          </chart:axis>
          <chart:axis chart:dimension="y" chart:name="primary-y" chart:style-name="ch7">
            <chart:title svg:x="0.451cm" svg:y="5.342cm" chart:style-name="ch8">
              <text:p>Speed Up</text:p>
            </chart:title>
            <chart:grid chart:style-name="ch9" chart:class="major"/>
          </chart:axis>
          <chart:series chart:style-name="ch10" chart:values-cell-range-address="OMPI.F2:OMPI.F7" chart:label-cell-address="OMPI.A40:OMPI.A40" chart:class="chart:bar">
            <chart:data-point chart:repeated="6"/>
          </chart:series>
          <chart:series chart:style-name="ch11" chart:values-cell-range-address="OMPI.F8:OMPI.F13" chart:label-cell-address="OMPI.A41:OMPI.A41" chart:class="chart:bar">
            <chart:data-point chart:repeated="6"/>
          </chart:series>
          <chart:series chart:style-name="ch12" chart:values-cell-range-address="OMPI.F14:OMPI.F19" chart:label-cell-address="OMPI.A42:OMPI.A42" chart:class="chart:bar">
            <chart:data-point chart:repeated="6"/>
          </chart:series>
          <chart:series chart:style-name="ch13" chart:values-cell-range-address="OMPI.F20:OMPI.F25" chart:label-cell-address="OMPI.A43:OMPI.A43" chart:class="chart:bar">
            <chart:data-point chart:repeated="6"/>
          </chart:series>
          <chart:series chart:style-name="ch14" chart:values-cell-range-address="OMPI.F26:OMPI.F29" chart:label-cell-address="OMPI.A44:OMPI.A44" chart:class="chart:bar">
            <chart:data-point chart:repeated="4"/>
          </chart:series>
          <chart:series chart:style-name="ch15" chart:values-cell-range-address="OMPI.F32:OMPI.F35" chart:label-cell-address="OMPI.A45:OMPI.A45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OMPI.A40:OMPI.A40</svg:desc>
                </draw:g>
              </table:table-cell>
              <table:table-cell office:value-type="string">
                <text:p>2 nodes</text:p>
                <draw:g>
                  <svg:desc>OMPI.A41:OMPI.A41</svg:desc>
                </draw:g>
              </table:table-cell>
              <table:table-cell office:value-type="string">
                <text:p>3 nodes</text:p>
                <draw:g>
                  <svg:desc>OMPI.A42:OMPI.A42</svg:desc>
                </draw:g>
              </table:table-cell>
              <table:table-cell office:value-type="string">
                <text:p>4 nodes</text:p>
                <draw:g>
                  <svg:desc>OMPI.A43:OMPI.A43</svg:desc>
                </draw:g>
              </table:table-cell>
              <table:table-cell office:value-type="string">
                <text:p>5 nodes</text:p>
                <draw:g>
                  <svg:desc>OMPI.A44:OMPI.A44</svg:desc>
                </draw:g>
              </table:table-cell>
              <table:table-cell office:value-type="string">
                <text:p>6 nodes</text:p>
                <draw:g>
                  <svg:desc>OMPI.A45:OMPI.A4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I.C2:OMPI.C7</svg:desc>
                </draw:g>
              </table:table-cell>
              <table:table-cell office:value-type="float" office:value="0.304960570508719">
                <text:p>0.304960570508719</text:p>
                <draw:g>
                  <svg:desc>OMPI.F2:OMPI.F7</svg:desc>
                </draw:g>
              </table:table-cell>
              <table:table-cell office:value-type="float" office:value="0.493678509269595">
                <text:p>0.493678509269595</text:p>
                <draw:g>
                  <svg:desc>OMPI.F8:OMPI.F13</svg:desc>
                </draw:g>
              </table:table-cell>
              <table:table-cell office:value-type="float" office:value="2.33399265755113">
                <text:p>2.33399265755113</text:p>
                <draw:g>
                  <svg:desc>OMPI.F14:OMPI.F19</svg:desc>
                </draw:g>
              </table:table-cell>
              <table:table-cell office:value-type="float" office:value="1.79410492436434">
                <text:p>1.79410492436434</text:p>
                <draw:g>
                  <svg:desc>OMPI.F20:OMPI.F25</svg:desc>
                </draw:g>
              </table:table-cell>
              <table:table-cell office:value-type="float" office:value="2.23191694841147">
                <text:p>2.23191694841147</text:p>
                <draw:g>
                  <svg:desc>OMPI.F26:OMPI.F29</svg:desc>
                </draw:g>
              </table:table-cell>
              <table:table-cell office:value-type="float" office:value="4.6315427386361">
                <text:p>4.6315427386361</text:p>
                <draw:g>
                  <svg:desc>OMPI.F32:OMPI.F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4171607638028">
                <text:p>0.314171607638028</text:p>
              </table:table-cell>
              <table:table-cell office:value-type="float" office:value="0.492607899847506">
                <text:p>0.492607899847506</text:p>
              </table:table-cell>
              <table:table-cell office:value-type="float" office:value="2.61182580468624">
                <text:p>2.61182580468624</text:p>
              </table:table-cell>
              <table:table-cell office:value-type="float" office:value="3.41014892794393">
                <text:p>3.41014892794393</text:p>
              </table:table-cell>
              <table:table-cell office:value-type="float" office:value="4.44937517161229">
                <text:p>4.44937517161229</text:p>
              </table:table-cell>
              <table:table-cell office:value-type="float" office:value="5.5760683418694">
                <text:p>5.57606834186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9246428963328">
                <text:p>0.319246428963328</text:p>
              </table:table-cell>
              <table:table-cell office:value-type="float" office:value="1.01103484500795">
                <text:p>1.01103484500795</text:p>
              </table:table-cell>
              <table:table-cell office:value-type="float" office:value="2.84255476254097">
                <text:p>2.84255476254097</text:p>
              </table:table-cell>
              <table:table-cell office:value-type="float" office:value="3.25993721402438">
                <text:p>3.25993721402438</text:p>
              </table:table-cell>
              <table:table-cell office:value-type="float" office:value="4.53308806786762">
                <text:p>4.53308806786762</text:p>
              </table:table-cell>
              <table:table-cell office:value-type="float" office:value="5.68011591981805">
                <text:p>5.680115919818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6069158550464">
                <text:p>1.26069158550464</text:p>
              </table:table-cell>
              <table:table-cell office:value-type="float" office:value="3.19206136874848">
                <text:p>3.19206136874848</text:p>
              </table:table-cell>
              <table:table-cell office:value-type="float" office:value="5.18302761165164">
                <text:p>5.18302761165164</text:p>
              </table:table-cell>
              <table:table-cell office:value-type="float" office:value="8.03095231234692">
                <text:p>8.03095231234692</text:p>
              </table:table-cell>
              <table:table-cell office:value-type="float" office:value="3.80694694858766">
                <text:p>3.80694694858766</text:p>
              </table:table-cell>
              <table:table-cell office:value-type="float" office:value="5.69383169016674">
                <text:p>5.693831690166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70158810780212">
                <text:p>2.70158810780212</text:p>
              </table:table-cell>
              <table:table-cell office:value-type="float" office:value="3.26968161235072">
                <text:p>3.26968161235072</text:p>
              </table:table-cell>
              <table:table-cell office:value-type="float" office:value="5.68074108798891">
                <text:p>5.68074108798891</text:p>
              </table:table-cell>
              <table:table-cell office:value-type="float" office:value="8.52462135114635">
                <text:p>8.5246213511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65224358669359">
                <text:p>2.65224358669359</text:p>
              </table:table-cell>
              <table:table-cell office:value-type="float" office:value="5.02437608612571">
                <text:p>5.02437608612571</text:p>
              </table:table-cell>
              <table:table-cell office:value-type="float" office:value="6.10524494212689">
                <text:p>6.10524494212689</text:p>
              </table:table-cell>
              <table:table-cell office:value-type="float" office:value="8.68836933819633">
                <text:p>8.6883693381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21cm" svg:height="12.564cm" xlink:href=".." xlink:type="simple" chart:class="chart:bar" chart:style-name="ch1">
        <chart:title svg:x="9.529cm" svg:y="0.387cm" chart:style-name="ch2">
          <text:p>Cuda Speed Up</text:p>
        </chart:title>
        <chart:legend chart:legend-position="end" svg:x="19.555cm" svg:y="5.236cm" style:legend-expansion="high" chart:style-name="ch3"/>
        <chart:plot-area chart:style-name="ch4" table:cell-range-address="CUDA.A8:CUDA.A11 CUDA.I2:CUDA.I2 CUDA.E2:CUDA.E4" chart:data-source-has-labels="row" svg:x="1.457cm" svg:y="1.417cm" svg:width="17.652cm" svg:height="9.915cm">
          <chartooo:coordinate-region svg:x="2.078cm" svg:y="1.616cm" svg:width="17.031cm" svg:height="9.517cm"/>
          <chart:axis chart:dimension="x" chart:name="primary-x" chart:style-name="ch5">
            <chart:title svg:x="9.644cm" svg:y="11.583cm" chart:style-name="ch6">
              <text:p>Devices</text:p>
            </chart:title>
          </chart:axis>
          <chart:axis chart:dimension="y" chart:name="primary-y" chart:style-name="ch7">
            <chart:title svg:x="0.451cm" svg:y="7.159cm" chart:style-name="ch8">
              <text:p>Speed Up</text:p>
            </chart:title>
            <chart:grid chart:style-name="ch9" chart:class="major"/>
          </chart:axis>
          <chart:series chart:style-name="ch10" chart:values-cell-range-address="CUDA.I2:CUDA.I2" chart:label-cell-address="CUDA.A8:CUDA.A8" chart:class="chart:bar">
            <chart:data-point/>
          </chart:series>
          <chart:series chart:style-name="ch11" chart:values-cell-range-address="CUDA.E2:CUDA.E2" chart:label-cell-address="CUDA.A9:CUDA.A9" chart:class="chart:bar">
            <chart:data-point/>
          </chart:series>
          <chart:series chart:style-name="ch12" chart:values-cell-range-address="CUDA.E3:CUDA.E3" chart:label-cell-address="CUDA.A10:CUDA.A10" chart:class="chart:bar">
            <chart:data-point/>
          </chart:series>
          <chart:series chart:style-name="ch13" chart:values-cell-range-address="CUDA.E4:CUDA.E4" chart:label-cell-address="CUDA.A11:CUDA.A1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re Cuda(1)</text:p>
                <draw:g>
                  <svg:desc>CUDA.A8:CUDA.A8</svg:desc>
                </draw:g>
              </table:table-cell>
              <table:table-cell office:value-type="string">
                <text:p>1x1x1(1)</text:p>
                <draw:g>
                  <svg:desc>CUDA.A9:CUDA.A9</svg:desc>
                </draw:g>
              </table:table-cell>
              <table:table-cell office:value-type="string">
                <text:p>1x2x2(2)</text:p>
                <draw:g>
                  <svg:desc>CUDA.A10:CUDA.A10</svg:desc>
                </draw:g>
              </table:table-cell>
              <table:table-cell office:value-type="string">
                <text:p>2x1x1(2)</text:p>
                <draw:g>
                  <svg:desc>CUDA.A11:CUDA.A1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.87148245851927">
                <text:p>6.87148245851927</text:p>
                <draw:g>
                  <svg:desc>CUDA.I2:CUDA.I2</svg:desc>
                </draw:g>
              </table:table-cell>
              <table:table-cell office:value-type="float" office:value="6.86038703706439">
                <text:p>6.86038703706439</text:p>
                <draw:g>
                  <svg:desc>CUDA.E2:CUDA.E2</svg:desc>
                </draw:g>
              </table:table-cell>
              <table:table-cell office:value-type="float" office:value="13.5269262875891">
                <text:p>13.5269262875891</text:p>
                <draw:g>
                  <svg:desc>CUDA.E3:CUDA.E3</svg:desc>
                </draw:g>
              </table:table-cell>
              <table:table-cell office:value-type="float" office:value="13.7426261032494">
                <text:p>13.7426261032494</text:p>
                <draw:g>
                  <svg:desc>CUDA.E4:CUDA.E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21cm" svg:height="12.564cm" xlink:href=".." xlink:type="simple" chart:class="chart:bar" chart:style-name="ch1">
        <chart:title svg:x="8.695cm" svg:y="0.387cm" chart:style-name="ch2">
          <text:p>Cuda Time Performance</text:p>
        </chart:title>
        <chart:legend chart:legend-position="end" svg:x="19.555cm" svg:y="5.236cm" style:legend-expansion="high" chart:style-name="ch3"/>
        <chart:plot-area chart:style-name="ch4" table:cell-range-address="CUDA.A8:CUDA.A11 CUDA.H2:CUDA.H2 CUDA.D2:CUDA.D4" chart:data-source-has-labels="row" svg:x="1.457cm" svg:y="1.417cm" svg:width="17.652cm" svg:height="9.915cm">
          <chartooo:coordinate-region svg:x="2.078cm" svg:y="1.616cm" svg:width="17.031cm" svg:height="9.517cm"/>
          <chart:axis chart:dimension="x" chart:name="primary-x" chart:style-name="ch5">
            <chart:title svg:x="9.644cm" svg:y="11.583cm" chart:style-name="ch6">
              <text:p>Devices</text:p>
            </chart:title>
          </chart:axis>
          <chart:axis chart:dimension="y" chart:name="primary-y" chart:style-name="ch7">
            <chart:title svg:x="0.451cm" svg:y="7.172cm" chart:style-name="ch8">
              <text:p>Time (sec)</text:p>
            </chart:title>
            <chart:grid chart:style-name="ch9" chart:class="major"/>
          </chart:axis>
          <chart:series chart:style-name="ch10" chart:values-cell-range-address="CUDA.H2:CUDA.H2" chart:label-cell-address="CUDA.A8:CUDA.A8" chart:class="chart:bar">
            <chart:data-point/>
          </chart:series>
          <chart:series chart:style-name="ch11" chart:values-cell-range-address="CUDA.D2:CUDA.D2" chart:label-cell-address="CUDA.A9:CUDA.A9" chart:class="chart:bar">
            <chart:data-point/>
          </chart:series>
          <chart:series chart:style-name="ch12" chart:values-cell-range-address="CUDA.D3:CUDA.D3" chart:label-cell-address="CUDA.A10:CUDA.A10" chart:class="chart:bar">
            <chart:data-point/>
          </chart:series>
          <chart:series chart:style-name="ch13" chart:values-cell-range-address="CUDA.D4:CUDA.D4" chart:label-cell-address="CUDA.A11:CUDA.A1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re Cuda(1)</text:p>
                <draw:g>
                  <svg:desc>CUDA.A8:CUDA.A8</svg:desc>
                </draw:g>
              </table:table-cell>
              <table:table-cell office:value-type="string">
                <text:p>1x1x1(1)</text:p>
                <draw:g>
                  <svg:desc>CUDA.A9:CUDA.A9</svg:desc>
                </draw:g>
              </table:table-cell>
              <table:table-cell office:value-type="string">
                <text:p>1x2x2(2)</text:p>
                <draw:g>
                  <svg:desc>CUDA.A10:CUDA.A10</svg:desc>
                </draw:g>
              </table:table-cell>
              <table:table-cell office:value-type="string">
                <text:p>2x1x1(2)</text:p>
                <draw:g>
                  <svg:desc>CUDA.A11:CUDA.A1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.2805">
                <text:p>20.2805</text:p>
                <draw:g>
                  <svg:desc>CUDA.H2:CUDA.H2</svg:desc>
                </draw:g>
              </table:table-cell>
              <table:table-cell office:value-type="float" office:value="20.3133">
                <text:p>20.3133</text:p>
                <draw:g>
                  <svg:desc>CUDA.D2:CUDA.D2</svg:desc>
                </draw:g>
              </table:table-cell>
              <table:table-cell office:value-type="float" office:value="10.3022">
                <text:p>10.3022</text:p>
                <draw:g>
                  <svg:desc>CUDA.D3:CUDA.D3</svg:desc>
                </draw:g>
              </table:table-cell>
              <table:table-cell office:value-type="float" office:value="10.1405">
                <text:p>10.1405</text:p>
                <draw:g>
                  <svg:desc>CUDA.D4:CUDA.D4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654cm" svg:y="0.316cm" chart:style-name="ch2">
          <text:p>MPI Time Performance</text:p>
        </chart:title>
        <chart:legend chart:legend-position="end" svg:x="14.026cm" svg:y="2.958cm" style:legend-expansion="high" chart:style-name="ch3"/>
        <chart:plot-area chart:style-name="ch4" table:cell-range-address="OMPI.C2:OMPI.D7 OMPI.A40:OMPI.A45 OMPI.D8:OMPI.D29 OMPI.D32:OMPI.D35" chart:data-source-has-labels="both" svg:x="1.33cm" svg:y="1.275cm" svg:width="12.377cm" svg:height="6.569cm">
          <chartooo:coordinate-region svg:x="2.137cm" svg:y="1.474cm" svg:width="11.57cm" svg:height="5.723cm"/>
          <chart:axis chart:dimension="x" chart:name="primary-x" chart:style-name="ch5" chartooo:axis-type="auto">
            <chartooo:date-scale/>
            <chart:title svg:x="6.416cm" svg:y="8.024cm" chart:style-name="ch6">
              <text:p>PPN per Node</text:p>
            </chart:title>
            <chart:categories table:cell-range-address="OMPI.C2:OMPI.C7"/>
          </chart:axis>
          <chart:axis chart:dimension="y" chart:name="primary-y" chart:style-name="ch7">
            <chart:title svg:x="0.451cm" svg:y="5.357cm" chart:style-name="ch8">
              <text:p>Time (sec)</text:p>
            </chart:title>
            <chart:grid chart:style-name="ch9" chart:class="major"/>
          </chart:axis>
          <chart:series chart:style-name="ch10" chart:values-cell-range-address="OMPI.D2:OMPI.D7" chart:label-cell-address="OMPI.A40:OMPI.A40" chart:class="chart:bar">
            <chart:data-point chart:repeated="6"/>
          </chart:series>
          <chart:series chart:style-name="ch11" chart:values-cell-range-address="OMPI.D8:OMPI.D13" chart:label-cell-address="OMPI.A41:OMPI.A41" chart:class="chart:bar">
            <chart:data-point chart:repeated="6"/>
          </chart:series>
          <chart:series chart:style-name="ch12" chart:values-cell-range-address="OMPI.D14:OMPI.D19" chart:label-cell-address="OMPI.A42:OMPI.A42" chart:class="chart:bar">
            <chart:data-point chart:repeated="6"/>
          </chart:series>
          <chart:series chart:style-name="ch13" chart:values-cell-range-address="OMPI.D20:OMPI.D25" chart:label-cell-address="OMPI.A43:OMPI.A43" chart:class="chart:bar">
            <chart:data-point chart:repeated="6"/>
          </chart:series>
          <chart:series chart:style-name="ch14" chart:values-cell-range-address="OMPI.D26:OMPI.D29" chart:label-cell-address="OMPI.A44:OMPI.A44" chart:class="chart:bar">
            <chart:data-point chart:repeated="4"/>
          </chart:series>
          <chart:series chart:style-name="ch15" chart:values-cell-range-address="OMPI.D32:OMPI.D35" chart:label-cell-address="OMPI.A45:OMPI.A45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OMPI.A40:OMPI.A40</svg:desc>
                </draw:g>
              </table:table-cell>
              <table:table-cell office:value-type="string">
                <text:p>2 nodes</text:p>
                <draw:g>
                  <svg:desc>OMPI.A41:OMPI.A41</svg:desc>
                </draw:g>
              </table:table-cell>
              <table:table-cell office:value-type="string">
                <text:p>3 nodes</text:p>
                <draw:g>
                  <svg:desc>OMPI.A42:OMPI.A42</svg:desc>
                </draw:g>
              </table:table-cell>
              <table:table-cell office:value-type="string">
                <text:p>4 nodes</text:p>
                <draw:g>
                  <svg:desc>OMPI.A43:OMPI.A43</svg:desc>
                </draw:g>
              </table:table-cell>
              <table:table-cell office:value-type="string">
                <text:p>5 nodes</text:p>
                <draw:g>
                  <svg:desc>OMPI.A44:OMPI.A44</svg:desc>
                </draw:g>
              </table:table-cell>
              <table:table-cell office:value-type="string">
                <text:p>6 nodes</text:p>
                <draw:g>
                  <svg:desc>OMPI.A45:OMPI.A4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I.C2:OMPI.C7</svg:desc>
                </draw:g>
              </table:table-cell>
              <table:table-cell office:value-type="float" office:value="456.9676">
                <text:p>456.9676</text:p>
                <draw:g>
                  <svg:desc>OMPI.D2:OMPI.D7</svg:desc>
                </draw:g>
              </table:table-cell>
              <table:table-cell office:value-type="float" office:value="282.2831">
                <text:p>282.2831</text:p>
                <draw:g>
                  <svg:desc>OMPI.D8:OMPI.D13</svg:desc>
                </draw:g>
              </table:table-cell>
              <table:table-cell office:value-type="float" office:value="59.7076">
                <text:p>59.7076</text:p>
                <draw:g>
                  <svg:desc>OMPI.D14:OMPI.D19</svg:desc>
                </draw:g>
              </table:table-cell>
              <table:table-cell office:value-type="float" office:value="77.675">
                <text:p>77.675</text:p>
                <draw:g>
                  <svg:desc>OMPI.D20:OMPI.D25</svg:desc>
                </draw:g>
              </table:table-cell>
              <table:table-cell office:value-type="float" office:value="62.4383">
                <text:p>62.4383</text:p>
                <draw:g>
                  <svg:desc>OMPI.D26:OMPI.D29</svg:desc>
                </draw:g>
              </table:table-cell>
              <table:table-cell office:value-type="float" office:value="30.0887">
                <text:p>30.0887</text:p>
                <draw:g>
                  <svg:desc>OMPI.D32:OMPI.D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3.57">
                <text:p>443.57</text:p>
              </table:table-cell>
              <table:table-cell office:value-type="float" office:value="282.8966">
                <text:p>282.8966</text:p>
              </table:table-cell>
              <table:table-cell office:value-type="float" office:value="53.3562">
                <text:p>53.3562</text:p>
              </table:table-cell>
              <table:table-cell office:value-type="float" office:value="40.8654">
                <text:p>40.8654</text:p>
              </table:table-cell>
              <table:table-cell office:value-type="float" office:value="31.3206">
                <text:p>31.3206</text:p>
              </table:table-cell>
              <table:table-cell office:value-type="float" office:value="24.992">
                <text:p>24.9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6.5189">
                <text:p>436.5189</text:p>
              </table:table-cell>
              <table:table-cell office:value-type="float" office:value="137.8361">
                <text:p>137.8361</text:p>
              </table:table-cell>
              <table:table-cell office:value-type="float" office:value="49.0253">
                <text:p>49.0253</text:p>
              </table:table-cell>
              <table:table-cell office:value-type="float" office:value="42.7484">
                <text:p>42.7484</text:p>
              </table:table-cell>
              <table:table-cell office:value-type="float" office:value="30.7422">
                <text:p>30.7422</text:p>
              </table:table-cell>
              <table:table-cell office:value-type="float" office:value="24.5342">
                <text:p>24.53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0.5402">
                <text:p>110.5402</text:p>
              </table:table-cell>
              <table:table-cell office:value-type="float" office:value="43.6574">
                <text:p>43.6574</text:p>
              </table:table-cell>
              <table:table-cell office:value-type="float" office:value="26.8872">
                <text:p>26.8872</text:p>
              </table:table-cell>
              <table:table-cell office:value-type="float" office:value="17.3525">
                <text:p>17.3525</text:p>
              </table:table-cell>
              <table:table-cell office:value-type="float" office:value="36.606">
                <text:p>36.606</text:p>
              </table:table-cell>
              <table:table-cell office:value-type="float" office:value="24.4751">
                <text:p>24.47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1.5834">
                <text:p>51.5834</text:p>
              </table:table-cell>
              <table:table-cell office:value-type="float" office:value="42.621">
                <text:p>42.621</text:p>
              </table:table-cell>
              <table:table-cell office:value-type="float" office:value="24.5315">
                <text:p>24.5315</text:p>
              </table:table-cell>
              <table:table-cell office:value-type="float" office:value="16.3476">
                <text:p>16.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2.5431">
                <text:p>52.5431</text:p>
              </table:table-cell>
              <table:table-cell office:value-type="float" office:value="27.7362">
                <text:p>27.7362</text:p>
              </table:table-cell>
              <table:table-cell office:value-type="float" office:value="22.8258">
                <text:p>22.8258</text:p>
              </table:table-cell>
              <table:table-cell office:value-type="float" office:value="16.0395">
                <text:p>16.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Time Performance Comparison</text:p>
        </chart:title>
        <chart:legend chart:legend-position="end" svg:x="12.89cm" svg:y="2.956cm" style:legend-expansion="high" chart:style-name="ch3"/>
        <chart:plot-area chart:style-name="ch4" table:cell-range-address="BESTS.A4:BESTS.B9" chart:data-source-has-labels="column" svg:x="1.331cm" svg:y="1.275cm" svg:width="11.239cm" svg:height="6.564cm">
          <chartooo:coordinate-region svg:x="2.138cm" svg:y="1.474cm" svg:width="10.432cm" svg:height="6.166cm"/>
          <chart:axis chart:dimension="x" chart:name="primary-x" chart:style-name="ch5">
            <chart:title svg:x="5.781cm" svg:y="8.019cm" chart:style-name="ch6">
              <text:p>Implementation</text:p>
            </chart:title>
          </chart:axis>
          <chart:axis chart:dimension="y" chart:name="primary-y" chart:style-name="ch7">
            <chart:title svg:x="0.451cm" svg:y="5.355cm" chart:style-name="ch8">
              <text:p>Time (sec)</text:p>
            </chart:title>
            <chart:grid chart:style-name="ch9" chart:class="major"/>
          </chart:axis>
          <chart:series chart:style-name="ch10" chart:values-cell-range-address="BESTS.B4:BESTS.B4" chart:label-cell-address="BESTS.A4:BESTS.A4" chart:class="chart:bar">
            <chart:data-point/>
          </chart:series>
          <chart:series chart:style-name="ch11" chart:values-cell-range-address="BESTS.B5:BESTS.B5" chart:label-cell-address="BESTS.A5:BESTS.A5" chart:class="chart:bar">
            <chart:data-point/>
          </chart:series>
          <chart:series chart:style-name="ch12" chart:values-cell-range-address="BESTS.B6:BESTS.B6" chart:label-cell-address="BESTS.A6:BESTS.A6" chart:class="chart:bar">
            <chart:data-point/>
          </chart:series>
          <chart:series chart:style-name="ch13" chart:values-cell-range-address="BESTS.B7:BESTS.B7" chart:label-cell-address="BESTS.A7:BESTS.A7" chart:class="chart:bar">
            <chart:data-point/>
          </chart:series>
          <chart:series chart:style-name="ch14" chart:values-cell-range-address="BESTS.B8:BESTS.B8" chart:label-cell-address="BESTS.A8:BESTS.A8" chart:class="chart:bar">
            <chart:data-point/>
          </chart:series>
          <chart:series chart:style-name="ch15" chart:values-cell-range-address="BESTS.B9:BESTS.B9" chart:label-cell-address="BESTS.A9:BESTS.A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BESTS.A4:BESTS.A4</svg:desc>
                </draw:g>
              </table:table-cell>
              <table:table-cell office:value-type="float" office:value="139.3571">
                <text:p>139.3571</text:p>
                <draw:g>
                  <svg:desc>BESTS.B4:BESTS.B4</svg:desc>
                </draw:g>
              </table:table-cell>
            </table:table-row>
            <table:table-row>
              <table:table-cell office:value-type="string">
                <text:p>OMP</text:p>
                <draw:g>
                  <svg:desc>BESTS.A5:BESTS.A5</svg:desc>
                </draw:g>
              </table:table-cell>
              <table:table-cell office:value-type="float" office:value="19.0273">
                <text:p>19.0273</text:p>
                <draw:g>
                  <svg:desc>BESTS.B5:BESTS.B5</svg:desc>
                </draw:g>
              </table:table-cell>
            </table:table-row>
            <table:table-row>
              <table:table-cell office:value-type="string">
                <text:p>OMPI</text:p>
                <draw:g>
                  <svg:desc>BESTS.A6:BESTS.A6</svg:desc>
                </draw:g>
              </table:table-cell>
              <table:table-cell office:value-type="float" office:value="16.0395">
                <text:p>16.0395</text:p>
                <draw:g>
                  <svg:desc>BESTS.B6:BESTS.B6</svg:desc>
                </draw:g>
              </table:table-cell>
            </table:table-row>
            <table:table-row>
              <table:table-cell office:value-type="string">
                <text:p>CUDA</text:p>
                <draw:g>
                  <svg:desc>BESTS.A7:BESTS.A7</svg:desc>
                </draw:g>
              </table:table-cell>
              <table:table-cell office:value-type="float" office:value="20.2805">
                <text:p>20.2805</text:p>
                <draw:g>
                  <svg:desc>BESTS.B7:BESTS.B7</svg:desc>
                </draw:g>
              </table:table-cell>
            </table:table-row>
            <table:table-row>
              <table:table-cell office:value-type="string">
                <text:p>CUDA-MPI</text:p>
                <draw:g>
                  <svg:desc>BESTS.A8:BESTS.A8</svg:desc>
                </draw:g>
              </table:table-cell>
              <table:table-cell office:value-type="float" office:value="10.1405">
                <text:p>10.1405</text:p>
                <draw:g>
                  <svg:desc>BESTS.B8:BESTS.B8</svg:desc>
                </draw:g>
              </table:table-cell>
            </table:table-row>
            <table:table-row>
              <table:table-cell office:value-type="string">
                <text:p>MPI(4x24+2x8)</text:p>
                <draw:g>
                  <svg:desc>BESTS.A9:BESTS.A9</svg:desc>
                </draw:g>
              </table:table-cell>
              <table:table-cell office:value-type="float" office:value="12.4164">
                <text:p>12.4164</text:p>
                <draw:g>
                  <svg:desc>BESTS.B9:BESTS.B9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